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table:align="center" style:may-break-between-rows="false"/>
    </style:style>
    <style:style style:name="Table6.A" style:family="table-column">
      <style:table-column-properties style:column-width="1.266in"/>
    </style:style>
    <style:style style:name="Table6.B" style:family="table-column">
      <style:table-column-properties style:column-width="5.6646in"/>
    </style:style>
    <style:style style:name="Table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table:align="center" style:may-break-between-rows="false"/>
    </style:style>
    <style:style style:name="Table5.A" style:family="table-column">
      <style:table-column-properties style:column-width="1.266in"/>
    </style:style>
    <style:style style:name="Table5.B" style:family="table-column">
      <style:table-column-properties style:column-width="5.6646in"/>
    </style:style>
    <style:style style:name="Table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06in" table:align="center" style:may-break-between-rows="false"/>
    </style:style>
    <style:style style:name="Table7.A" style:family="table-column">
      <style:table-column-properties style:column-width="1.266in"/>
    </style:style>
    <style:style style:name="Table7.B" style:family="table-column">
      <style:table-column-properties style:column-width="5.6646in"/>
    </style:style>
    <style:style style:name="Table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06in" table:align="center" style:may-break-between-rows="false"/>
    </style:style>
    <style:style style:name="Table8.A" style:family="table-column">
      <style:table-column-properties style:column-width="1.266in"/>
    </style:style>
    <style:style style:name="Table8.B" style:family="table-column">
      <style:table-column-properties style:column-width="5.6646in"/>
    </style:style>
    <style:style style:name="Table8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06in" table:align="center" style:may-break-between-rows="false"/>
    </style:style>
    <style:style style:name="Table9.A" style:family="table-column">
      <style:table-column-properties style:column-width="1.266in"/>
    </style:style>
    <style:style style:name="Table9.B" style:family="table-column">
      <style:table-column-properties style:column-width="5.6646in"/>
    </style:style>
    <style:style style:name="Table9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06in" table:align="center" style:may-break-between-rows="false"/>
    </style:style>
    <style:style style:name="Table10.A" style:family="table-column">
      <style:table-column-properties style:column-width="1.266in"/>
    </style:style>
    <style:style style:name="Table10.B" style:family="table-column">
      <style:table-column-properties style:column-width="5.6646in"/>
    </style:style>
    <style:style style:name="Table10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06in" table:align="center" style:may-break-between-rows="false"/>
    </style:style>
    <style:style style:name="Table11.A" style:family="table-column">
      <style:table-column-properties style:column-width="1.266in"/>
    </style:style>
    <style:style style:name="Table11.B" style:family="table-column">
      <style:table-column-properties style:column-width="5.6646in"/>
    </style:style>
    <style:style style:name="Table1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06in" table:align="center" style:may-break-between-rows="false"/>
    </style:style>
    <style:style style:name="Table12.A" style:family="table-column">
      <style:table-column-properties style:column-width="1.266in"/>
    </style:style>
    <style:style style:name="Table12.B" style:family="table-column">
      <style:table-column-properties style:column-width="5.6646in"/>
    </style:style>
    <style:style style:name="Table1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06in" table:align="center" style:may-break-between-rows="false"/>
    </style:style>
    <style:style style:name="Table13.A" style:family="table-column">
      <style:table-column-properties style:column-width="1.266in"/>
    </style:style>
    <style:style style:name="Table13.B" style:family="table-column">
      <style:table-column-properties style:column-width="5.6646in"/>
    </style:style>
    <style:style style:name="Table1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06in" table:align="center" style:may-break-between-rows="false"/>
    </style:style>
    <style:style style:name="Table14.A" style:family="table-column">
      <style:table-column-properties style:column-width="1.266in"/>
    </style:style>
    <style:style style:name="Table14.B" style:family="table-column">
      <style:table-column-properties style:column-width="5.6646in"/>
    </style:style>
    <style:style style:name="Table1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06in" table:align="center" style:may-break-between-rows="false"/>
    </style:style>
    <style:style style:name="Table15.A" style:family="table-column">
      <style:table-column-properties style:column-width="1.266in"/>
    </style:style>
    <style:style style:name="Table15.B" style:family="table-column">
      <style:table-column-properties style:column-width="5.6646in"/>
    </style:style>
    <style:style style:name="Table1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06in" table:align="center" style:may-break-between-rows="false"/>
    </style:style>
    <style:style style:name="Table16.A" style:family="table-column">
      <style:table-column-properties style:column-width="1.266in"/>
    </style:style>
    <style:style style:name="Table16.B" style:family="table-column">
      <style:table-column-properties style:column-width="5.6646in"/>
    </style:style>
    <style:style style:name="Table1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06in" table:align="center" style:may-break-between-rows="false"/>
    </style:style>
    <style:style style:name="Table17.A" style:family="table-column">
      <style:table-column-properties style:column-width="1.266in"/>
    </style:style>
    <style:style style:name="Table17.B" style:family="table-column">
      <style:table-column-properties style:column-width="5.6646in"/>
    </style:style>
    <style:style style:name="Table1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306in" table:align="center" style:may-break-between-rows="false"/>
    </style:style>
    <style:style style:name="Table18.A" style:family="table-column">
      <style:table-column-properties style:column-width="1.266in"/>
    </style:style>
    <style:style style:name="Table18.B" style:family="table-column">
      <style:table-column-properties style:column-width="5.6646in"/>
    </style:style>
    <style:style style:name="Table18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06in" table:align="center" style:may-break-between-rows="false"/>
    </style:style>
    <style:style style:name="Table19.A" style:family="table-column">
      <style:table-column-properties style:column-width="1.266in"/>
    </style:style>
    <style:style style:name="Table19.B" style:family="table-column">
      <style:table-column-properties style:column-width="5.6646in"/>
    </style:style>
    <style:style style:name="Table19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306in" table:align="center" style:may-break-between-rows="false"/>
    </style:style>
    <style:style style:name="Table20.A" style:family="table-column">
      <style:table-column-properties style:column-width="1.266in"/>
    </style:style>
    <style:style style:name="Table20.B" style:family="table-column">
      <style:table-column-properties style:column-width="5.6646in"/>
    </style:style>
    <style:style style:name="Table20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306in" table:align="center" style:may-break-between-rows="false"/>
    </style:style>
    <style:style style:name="Table21.A" style:family="table-column">
      <style:table-column-properties style:column-width="1.266in"/>
    </style:style>
    <style:style style:name="Table21.B" style:family="table-column">
      <style:table-column-properties style:column-width="5.6646in"/>
    </style:style>
    <style:style style:name="Table2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cf8e4"/>
    </style:style>
    <style:style style:name="P5" style:family="paragraph" style:parent-style-name="Header">
      <style:paragraph-properties fo:text-align="end" style:justify-single-word="false"/>
      <style:text-properties officeooo:paragraph-rsid="001f597d"/>
    </style:style>
    <style:style style:name="P6" style:family="paragraph" style:parent-style-name="Text_20_body">
      <style:text-properties officeooo:rsid="0057f69c" officeooo:paragraph-rsid="00682366"/>
    </style:style>
    <style:style style:name="P7" style:family="paragraph" style:parent-style-name="Text_20_body">
      <style:text-properties officeooo:rsid="0057f69c" officeooo:paragraph-rsid="006cf8e4"/>
    </style:style>
    <style:style style:name="P8" style:family="paragraph" style:parent-style-name="Text_20_body">
      <style:text-properties officeooo:rsid="005707ca" officeooo:paragraph-rsid="006cf8e4"/>
    </style:style>
    <style:style style:name="P9" style:family="paragraph" style:parent-style-name="Text_20_body">
      <style:text-properties officeooo:rsid="005a90ed" officeooo:paragraph-rsid="006cf8e4"/>
    </style:style>
    <style:style style:name="P10" style:family="paragraph" style:parent-style-name="Text_20_body">
      <style:text-properties officeooo:rsid="005eb2a3" officeooo:paragraph-rsid="006cf8e4"/>
    </style:style>
    <style:style style:name="P11" style:family="paragraph" style:parent-style-name="Text_20_body">
      <style:text-properties officeooo:rsid="00605bfb" officeooo:paragraph-rsid="006cf8e4"/>
    </style:style>
    <style:style style:name="P12" style:family="paragraph" style:parent-style-name="Text_20_body">
      <style:text-properties fo:font-weight="bold" officeooo:rsid="0062f5e4" officeooo:paragraph-rsid="006cf8e4" style:font-weight-asian="bold" style:font-weight-complex="bold"/>
    </style:style>
    <style:style style:name="P13" style:family="paragraph" style:parent-style-name="Text_20_body">
      <style:text-properties fo:font-weight="bold" officeooo:rsid="00616607" officeooo:paragraph-rsid="006cf8e4" style:font-weight-asian="bold" style:font-weight-complex="bold"/>
    </style:style>
    <style:style style:name="P14" style:family="paragraph" style:parent-style-name="Text_20_body">
      <style:text-properties officeooo:rsid="00616607" officeooo:paragraph-rsid="00616607"/>
    </style:style>
    <style:style style:name="P15" style:family="paragraph" style:parent-style-name="Text_20_body">
      <style:text-properties officeooo:rsid="00616607" officeooo:paragraph-rsid="006cf8e4"/>
    </style:style>
    <style:style style:name="P16" style:family="paragraph" style:parent-style-name="Text_20_body">
      <style:text-properties officeooo:rsid="00682366" officeooo:paragraph-rsid="00682366"/>
    </style:style>
    <style:style style:name="P17" style:family="paragraph" style:parent-style-name="Text_20_body">
      <style:text-properties officeooo:rsid="006ac2da" officeooo:paragraph-rsid="006add79"/>
    </style:style>
    <style:style style:name="P18" style:family="paragraph" style:parent-style-name="Text_20_body">
      <style:text-properties officeooo:rsid="006ac2da" officeooo:paragraph-rsid="006eb58a"/>
    </style:style>
    <style:style style:name="P19" style:family="paragraph" style:parent-style-name="Text_20_body">
      <style:text-properties officeooo:rsid="006ac2da" officeooo:paragraph-rsid="00706b2b"/>
    </style:style>
    <style:style style:name="P20" style:family="paragraph" style:parent-style-name="Text_20_body">
      <style:text-properties officeooo:paragraph-rsid="006add79"/>
    </style:style>
    <style:style style:name="P21" style:family="paragraph" style:parent-style-name="Text_20_body">
      <style:text-properties officeooo:rsid="0069c4d3" officeooo:paragraph-rsid="0069c4d3"/>
    </style:style>
    <style:style style:name="P22" style:family="paragraph" style:parent-style-name="Text_20_body">
      <style:text-properties officeooo:paragraph-rsid="006cf8e4"/>
    </style:style>
    <style:style style:name="P23" style:family="paragraph" style:parent-style-name="Text_20_body">
      <style:text-properties officeooo:rsid="006cbed7" officeooo:paragraph-rsid="006cbed7"/>
    </style:style>
    <style:style style:name="P24" style:family="paragraph" style:parent-style-name="Text_20_body">
      <style:text-properties officeooo:paragraph-rsid="006eb58a"/>
    </style:style>
    <style:style style:name="P25" style:family="paragraph" style:parent-style-name="Text_20_body">
      <style:text-properties officeooo:paragraph-rsid="00706b2b"/>
    </style:style>
    <style:style style:name="P26" style:family="paragraph" style:parent-style-name="Text_20_body">
      <style:text-properties officeooo:paragraph-rsid="007393ca"/>
    </style:style>
    <style:style style:name="P27" style:family="paragraph" style:parent-style-name="DocCode">
      <style:text-properties officeooo:rsid="005a90ed" officeooo:paragraph-rsid="006cf8e4"/>
    </style:style>
    <style:style style:name="P28" style:family="paragraph" style:parent-style-name="DocCode">
      <style:text-properties officeooo:rsid="0062f5e4" officeooo:paragraph-rsid="006cf8e4"/>
    </style:style>
    <style:style style:name="P29" style:family="paragraph" style:parent-style-name="DocCode">
      <style:text-properties officeooo:rsid="006d6072" officeooo:paragraph-rsid="006add79"/>
    </style:style>
    <style:style style:name="P30" style:family="paragraph" style:parent-style-name="DocCode">
      <style:text-properties officeooo:rsid="00616607" officeooo:paragraph-rsid="006cf8e4"/>
    </style:style>
    <style:style style:name="P31" style:family="paragraph" style:parent-style-name="DocTableText">
      <style:text-properties officeooo:rsid="005a90ed" officeooo:paragraph-rsid="006add79"/>
    </style:style>
    <style:style style:name="P32" style:family="paragraph" style:parent-style-name="DocTableText">
      <style:text-properties officeooo:rsid="005a90ed" officeooo:paragraph-rsid="006cf8e4"/>
    </style:style>
    <style:style style:name="P33" style:family="paragraph" style:parent-style-name="DocTableText">
      <style:text-properties officeooo:rsid="005a90ed" officeooo:paragraph-rsid="006eb58a"/>
    </style:style>
    <style:style style:name="P34" style:family="paragraph" style:parent-style-name="DocTableText">
      <style:text-properties officeooo:rsid="005a90ed" officeooo:paragraph-rsid="00706b2b"/>
    </style:style>
    <style:style style:name="P35" style:family="paragraph" style:parent-style-name="DocTableText">
      <style:text-properties officeooo:rsid="005a90ed" officeooo:paragraph-rsid="007393ca"/>
    </style:style>
    <style:style style:name="P36" style:family="paragraph" style:parent-style-name="DocTableText">
      <style:text-properties officeooo:rsid="005babdf" officeooo:paragraph-rsid="006cf8e4"/>
    </style:style>
    <style:style style:name="P37" style:family="paragraph" style:parent-style-name="DocTableText">
      <style:text-properties officeooo:rsid="005d5fb1" officeooo:paragraph-rsid="005d5fb1"/>
    </style:style>
    <style:style style:name="P38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39" style:family="paragraph" style:parent-style-name="DocTableText">
      <style:text-properties officeooo:rsid="005eb2a3" officeooo:paragraph-rsid="006add79"/>
    </style:style>
    <style:style style:name="P40" style:family="paragraph" style:parent-style-name="DocTableText">
      <style:text-properties officeooo:rsid="005eb2a3" officeooo:paragraph-rsid="006cf8e4"/>
    </style:style>
    <style:style style:name="P41" style:family="paragraph" style:parent-style-name="DocTableText">
      <style:text-properties officeooo:rsid="005eb2a3" officeooo:paragraph-rsid="006eb58a"/>
    </style:style>
    <style:style style:name="P42" style:family="paragraph" style:parent-style-name="DocTableText">
      <style:text-properties officeooo:rsid="005eb2a3" officeooo:paragraph-rsid="00706b2b"/>
    </style:style>
    <style:style style:name="P43" style:family="paragraph" style:parent-style-name="DocTableText">
      <style:text-properties officeooo:rsid="005eb2a3" officeooo:paragraph-rsid="007393ca"/>
    </style:style>
    <style:style style:name="P44" style:family="paragraph" style:parent-style-name="DocTableText">
      <style:text-properties officeooo:rsid="00605bfb" officeooo:paragraph-rsid="006add79"/>
    </style:style>
    <style:style style:name="P45" style:family="paragraph" style:parent-style-name="DocTableText">
      <style:text-properties officeooo:rsid="00605bfb" officeooo:paragraph-rsid="006cf8e4"/>
    </style:style>
    <style:style style:name="P46" style:family="paragraph" style:parent-style-name="DocTableText">
      <style:text-properties officeooo:rsid="00605bfb" officeooo:paragraph-rsid="006eb58a"/>
    </style:style>
    <style:style style:name="P47" style:family="paragraph" style:parent-style-name="DocTableText">
      <style:text-properties officeooo:rsid="00605bfb" officeooo:paragraph-rsid="00706b2b"/>
    </style:style>
    <style:style style:name="P48" style:family="paragraph" style:parent-style-name="DocTableText">
      <style:text-properties officeooo:rsid="00605bfb" officeooo:paragraph-rsid="007393ca"/>
    </style:style>
    <style:style style:name="P49" style:family="paragraph" style:parent-style-name="DocTableText">
      <style:text-properties officeooo:rsid="00616607" officeooo:paragraph-rsid="006add79"/>
    </style:style>
    <style:style style:name="P50" style:family="paragraph" style:parent-style-name="DocTableText">
      <style:text-properties officeooo:rsid="00616607" officeooo:paragraph-rsid="006cf8e4"/>
    </style:style>
    <style:style style:name="P51" style:family="paragraph" style:parent-style-name="DocTableText">
      <style:text-properties officeooo:rsid="00682366" officeooo:paragraph-rsid="00682366"/>
    </style:style>
    <style:style style:name="P52" style:family="paragraph" style:parent-style-name="DocTableText">
      <style:text-properties officeooo:rsid="006c0829" officeooo:paragraph-rsid="006add79"/>
    </style:style>
    <style:style style:name="P53" style:family="paragraph" style:parent-style-name="DocTableText">
      <style:text-properties officeooo:rsid="006c0829" officeooo:paragraph-rsid="007393ca"/>
    </style:style>
    <style:style style:name="P54" style:family="paragraph" style:parent-style-name="DocTableText">
      <style:text-properties officeooo:paragraph-rsid="006add79"/>
    </style:style>
    <style:style style:name="P55" style:family="paragraph" style:parent-style-name="DocTableText">
      <style:text-properties officeooo:rsid="006add79" officeooo:paragraph-rsid="006add79"/>
    </style:style>
    <style:style style:name="P56" style:family="paragraph" style:parent-style-name="DocTableText">
      <style:text-properties officeooo:rsid="006add79" officeooo:paragraph-rsid="00706b2b"/>
    </style:style>
    <style:style style:name="P57" style:family="paragraph" style:parent-style-name="DocTableText">
      <style:text-properties officeooo:rsid="006add79" officeooo:paragraph-rsid="007393ca"/>
    </style:style>
    <style:style style:name="P58" style:family="paragraph" style:parent-style-name="DocTableText">
      <style:text-properties officeooo:rsid="0066a600" officeooo:paragraph-rsid="006cf8e4"/>
    </style:style>
    <style:style style:name="P59" style:family="paragraph" style:parent-style-name="DocTableText">
      <style:text-properties officeooo:rsid="0066a600" officeooo:paragraph-rsid="006eb58a"/>
    </style:style>
    <style:style style:name="P60" style:family="paragraph" style:parent-style-name="DocTableText">
      <style:text-properties officeooo:rsid="0066a600" officeooo:paragraph-rsid="00706b2b"/>
    </style:style>
    <style:style style:name="P61" style:family="paragraph" style:parent-style-name="DocTableText">
      <style:text-properties officeooo:rsid="0066a600" officeooo:paragraph-rsid="007393ca"/>
    </style:style>
    <style:style style:name="P62" style:family="paragraph" style:parent-style-name="DocTableText">
      <style:text-properties officeooo:rsid="006a1b36" officeooo:paragraph-rsid="006cf8e4"/>
    </style:style>
    <style:style style:name="P63" style:family="paragraph" style:parent-style-name="DocTableText">
      <style:text-properties officeooo:paragraph-rsid="006cf8e4"/>
    </style:style>
    <style:style style:name="P64" style:family="paragraph" style:parent-style-name="DocTableText">
      <style:text-properties officeooo:rsid="0073a931" officeooo:paragraph-rsid="006cf8e4"/>
    </style:style>
    <style:style style:name="P65" style:family="paragraph" style:parent-style-name="DocTableText">
      <style:text-properties officeooo:paragraph-rsid="006eb58a"/>
    </style:style>
    <style:style style:name="P66" style:family="paragraph" style:parent-style-name="DocTableText">
      <style:text-properties officeooo:paragraph-rsid="00706b2b"/>
    </style:style>
    <style:style style:name="P67" style:family="paragraph" style:parent-style-name="DocTableText">
      <style:text-properties officeooo:paragraph-rsid="007393ca"/>
    </style:style>
    <style:style style:name="P68" style:family="paragraph" style:parent-style-name="DocCaption">
      <style:text-properties officeooo:paragraph-rsid="006add79"/>
    </style:style>
    <style:style style:name="P69" style:family="paragraph" style:parent-style-name="DocCaption">
      <style:text-properties officeooo:paragraph-rsid="006cf8e4"/>
    </style:style>
    <style:style style:name="P70" style:family="paragraph" style:parent-style-name="DocCaption">
      <style:text-properties officeooo:paragraph-rsid="006eb58a"/>
    </style:style>
    <style:style style:name="P71" style:family="paragraph" style:parent-style-name="DocCaption">
      <style:text-properties officeooo:paragraph-rsid="00706b2b"/>
    </style:style>
    <style:style style:name="P72" style:family="paragraph" style:parent-style-name="DocCaption">
      <style:text-properties officeooo:paragraph-rsid="007393ca"/>
    </style:style>
    <style:style style:name="P73" style:family="paragraph" style:parent-style-name="DocText">
      <style:text-properties officeooo:rsid="005a90ed" officeooo:paragraph-rsid="006cf8e4"/>
    </style:style>
    <style:style style:name="P74" style:family="paragraph" style:parent-style-name="DocText">
      <style:text-properties officeooo:rsid="0062f5e4" officeooo:paragraph-rsid="006cf8e4"/>
    </style:style>
    <style:style style:name="P75" style:family="paragraph" style:parent-style-name="DocText">
      <style:text-properties fo:font-weight="bold" officeooo:rsid="006d6072" officeooo:paragraph-rsid="006add79" style:font-weight-asian="bold" style:font-weight-complex="bold"/>
    </style:style>
    <style:style style:name="P76" style:family="paragraph" style:parent-style-name="DocText">
      <style:text-properties fo:font-weight="bold" officeooo:rsid="006d6072" officeooo:paragraph-rsid="006eb58a" style:font-weight-asian="bold" style:font-weight-complex="bold"/>
    </style:style>
    <style:style style:name="P77" style:family="paragraph" style:parent-style-name="DocText">
      <style:text-properties fo:font-weight="bold" officeooo:rsid="006d6072" officeooo:paragraph-rsid="00706b2b" style:font-weight-asian="bold" style:font-weight-complex="bold"/>
    </style:style>
    <style:style style:name="P78" style:family="paragraph" style:parent-style-name="DocText">
      <style:text-properties fo:font-weight="bold" officeooo:rsid="006d6072" officeooo:paragraph-rsid="00755c5f" style:font-weight-asian="bold" style:font-weight-complex="bold"/>
    </style:style>
    <style:style style:name="P79" style:family="paragraph" style:parent-style-name="DocText">
      <style:text-properties officeooo:rsid="0069c4d3" officeooo:paragraph-rsid="006add79"/>
    </style:style>
    <style:style style:name="P80" style:family="paragraph" style:parent-style-name="DocHeading1">
      <style:text-properties officeooo:rsid="005d5fb1" officeooo:paragraph-rsid="005d5fb1"/>
    </style:style>
    <style:style style:name="P81" style:family="paragraph" style:parent-style-name="DocHeading1">
      <style:text-properties officeooo:rsid="005a90ed" officeooo:paragraph-rsid="006cf8e4"/>
    </style:style>
    <style:style style:name="P82" style:family="paragraph" style:parent-style-name="DocHeading1">
      <style:text-properties officeooo:rsid="005eb2a3" officeooo:paragraph-rsid="006cf8e4"/>
    </style:style>
    <style:style style:name="P83" style:family="paragraph" style:parent-style-name="DocHeading1">
      <style:text-properties officeooo:rsid="0069c4d3" officeooo:paragraph-rsid="0069c4d3"/>
    </style:style>
    <style:style style:name="P84" style:family="paragraph" style:parent-style-name="DocHeading1">
      <style:text-properties officeooo:rsid="0077a980" officeooo:paragraph-rsid="0077a980"/>
    </style:style>
    <style:style style:name="P85" style:family="paragraph" style:parent-style-name="DocHeading1">
      <style:text-properties officeooo:paragraph-rsid="007c4339"/>
    </style:style>
    <style:style style:name="P86" style:family="paragraph" style:parent-style-name="DocTableText">
      <style:text-properties officeooo:rsid="006eb58a" officeooo:paragraph-rsid="006eb58a"/>
    </style:style>
    <style:style style:name="P87" style:family="paragraph" style:parent-style-name="DocTableText">
      <style:text-properties officeooo:rsid="006eb58a" officeooo:paragraph-rsid="0083d316"/>
    </style:style>
    <style:style style:name="P88" style:family="paragraph" style:parent-style-name="DocTableText">
      <style:text-properties officeooo:rsid="006eb58a" officeooo:paragraph-rsid="008b0b3a"/>
    </style:style>
    <style:style style:name="P89" style:family="paragraph" style:parent-style-name="DocTableText">
      <style:text-properties officeooo:rsid="00706b2b" officeooo:paragraph-rsid="00706b2b"/>
    </style:style>
    <style:style style:name="P90" style:family="paragraph" style:parent-style-name="DocTableText">
      <style:text-properties officeooo:rsid="00706b2b" officeooo:paragraph-rsid="007393ca"/>
    </style:style>
    <style:style style:name="P91" style:family="paragraph" style:parent-style-name="DocTableText">
      <style:text-properties officeooo:rsid="007393ca" officeooo:paragraph-rsid="007393ca"/>
    </style:style>
    <style:style style:name="P92" style:family="paragraph" style:parent-style-name="DocTableText">
      <style:text-properties officeooo:rsid="005a90ed" officeooo:paragraph-rsid="0079c419"/>
    </style:style>
    <style:style style:name="P93" style:family="paragraph" style:parent-style-name="DocTableText">
      <style:text-properties officeooo:rsid="005a90ed" officeooo:paragraph-rsid="007ea27e"/>
    </style:style>
    <style:style style:name="P94" style:family="paragraph" style:parent-style-name="DocTableText">
      <style:text-properties officeooo:rsid="005a90ed" officeooo:paragraph-rsid="007eb610"/>
    </style:style>
    <style:style style:name="P95" style:family="paragraph" style:parent-style-name="DocTableText">
      <style:text-properties officeooo:rsid="005a90ed" officeooo:paragraph-rsid="0083d316"/>
    </style:style>
    <style:style style:name="P96" style:family="paragraph" style:parent-style-name="DocTableText">
      <style:text-properties officeooo:rsid="005a90ed" officeooo:paragraph-rsid="00856c96"/>
    </style:style>
    <style:style style:name="P97" style:family="paragraph" style:parent-style-name="DocTableText">
      <style:text-properties officeooo:rsid="005a90ed" officeooo:paragraph-rsid="00873618"/>
    </style:style>
    <style:style style:name="P98" style:family="paragraph" style:parent-style-name="DocTableText">
      <style:text-properties officeooo:rsid="005a90ed" officeooo:paragraph-rsid="008b0b3a"/>
    </style:style>
    <style:style style:name="P99" style:family="paragraph" style:parent-style-name="DocTableText">
      <style:text-properties officeooo:rsid="006add79" officeooo:paragraph-rsid="0079c419"/>
    </style:style>
    <style:style style:name="P100" style:family="paragraph" style:parent-style-name="DocTableText">
      <style:text-properties officeooo:rsid="006add79" officeooo:paragraph-rsid="007ea27e"/>
    </style:style>
    <style:style style:name="P101" style:family="paragraph" style:parent-style-name="DocTableText">
      <style:text-properties officeooo:rsid="006add79" officeooo:paragraph-rsid="007eb610"/>
    </style:style>
    <style:style style:name="P102" style:family="paragraph" style:parent-style-name="DocTableText">
      <style:text-properties officeooo:rsid="006add79" officeooo:paragraph-rsid="00856c96"/>
    </style:style>
    <style:style style:name="P103" style:family="paragraph" style:parent-style-name="DocTableText">
      <style:text-properties officeooo:rsid="006add79" officeooo:paragraph-rsid="00873618"/>
    </style:style>
    <style:style style:name="P104" style:family="paragraph" style:parent-style-name="DocTableText">
      <style:text-properties officeooo:rsid="006add79" officeooo:paragraph-rsid="008b0b3a"/>
    </style:style>
    <style:style style:name="P105" style:family="paragraph" style:parent-style-name="DocTableText">
      <style:text-properties officeooo:rsid="00616607" officeooo:paragraph-rsid="0079c419"/>
    </style:style>
    <style:style style:name="P106" style:family="paragraph" style:parent-style-name="DocTableText">
      <style:text-properties officeooo:rsid="00616607" officeooo:paragraph-rsid="007eb610"/>
    </style:style>
    <style:style style:name="P107" style:family="paragraph" style:parent-style-name="DocTableText">
      <style:text-properties officeooo:rsid="00616607" officeooo:paragraph-rsid="00856c96"/>
    </style:style>
    <style:style style:name="P108" style:family="paragraph" style:parent-style-name="DocTableText">
      <style:text-properties officeooo:rsid="00616607" officeooo:paragraph-rsid="0088fca5"/>
    </style:style>
    <style:style style:name="P109" style:family="paragraph" style:parent-style-name="DocTableText">
      <style:text-properties officeooo:rsid="00616607" officeooo:paragraph-rsid="008b0b3a"/>
    </style:style>
    <style:style style:name="P110" style:family="paragraph" style:parent-style-name="DocTableText">
      <style:text-properties officeooo:rsid="006c0829" officeooo:paragraph-rsid="0079c419"/>
    </style:style>
    <style:style style:name="P111" style:family="paragraph" style:parent-style-name="DocTableText">
      <style:text-properties officeooo:rsid="006c0829" officeooo:paragraph-rsid="007ea27e"/>
    </style:style>
    <style:style style:name="P112" style:family="paragraph" style:parent-style-name="DocTableText">
      <style:text-properties officeooo:rsid="006c0829" officeooo:paragraph-rsid="007eb610"/>
    </style:style>
    <style:style style:name="P113" style:family="paragraph" style:parent-style-name="DocTableText">
      <style:text-properties officeooo:rsid="006c0829" officeooo:paragraph-rsid="00856c96"/>
    </style:style>
    <style:style style:name="P114" style:family="paragraph" style:parent-style-name="DocTableText">
      <style:text-properties officeooo:rsid="006c0829" officeooo:paragraph-rsid="00873618"/>
    </style:style>
    <style:style style:name="P115" style:family="paragraph" style:parent-style-name="DocTableText">
      <style:text-properties officeooo:rsid="006c0829" officeooo:paragraph-rsid="008b0b3a"/>
    </style:style>
    <style:style style:name="P116" style:family="paragraph" style:parent-style-name="DocTableText">
      <style:text-properties officeooo:rsid="0066a600" officeooo:paragraph-rsid="0079c419"/>
    </style:style>
    <style:style style:name="P117" style:family="paragraph" style:parent-style-name="DocTableText">
      <style:text-properties officeooo:rsid="0066a600" officeooo:paragraph-rsid="007ea27e"/>
    </style:style>
    <style:style style:name="P118" style:family="paragraph" style:parent-style-name="DocTableText">
      <style:text-properties officeooo:rsid="0066a600" officeooo:paragraph-rsid="007eb610"/>
    </style:style>
    <style:style style:name="P119" style:family="paragraph" style:parent-style-name="DocTableText">
      <style:text-properties officeooo:rsid="0066a600" officeooo:paragraph-rsid="0083d316"/>
    </style:style>
    <style:style style:name="P120" style:family="paragraph" style:parent-style-name="DocTableText">
      <style:text-properties officeooo:rsid="0066a600" officeooo:paragraph-rsid="00856c96"/>
    </style:style>
    <style:style style:name="P121" style:family="paragraph" style:parent-style-name="DocTableText">
      <style:text-properties officeooo:rsid="0066a600" officeooo:paragraph-rsid="00873618"/>
    </style:style>
    <style:style style:name="P122" style:family="paragraph" style:parent-style-name="DocTableText">
      <style:text-properties officeooo:rsid="0066a600" officeooo:paragraph-rsid="008b0b3a"/>
    </style:style>
    <style:style style:name="P123" style:family="paragraph" style:parent-style-name="DocTableText">
      <style:text-properties officeooo:rsid="0073a931" officeooo:paragraph-rsid="0079c419"/>
    </style:style>
    <style:style style:name="P124" style:family="paragraph" style:parent-style-name="DocTableText">
      <style:text-properties officeooo:rsid="0073a931" officeooo:paragraph-rsid="007ea27e"/>
    </style:style>
    <style:style style:name="P125" style:family="paragraph" style:parent-style-name="DocTableText">
      <style:text-properties officeooo:rsid="0073a931" officeooo:paragraph-rsid="007eb610"/>
    </style:style>
    <style:style style:name="P126" style:family="paragraph" style:parent-style-name="DocTableText">
      <style:text-properties officeooo:rsid="0073a931" officeooo:paragraph-rsid="00856c96"/>
    </style:style>
    <style:style style:name="P127" style:family="paragraph" style:parent-style-name="DocTableText">
      <style:text-properties officeooo:rsid="0073a931" officeooo:paragraph-rsid="00873618"/>
    </style:style>
    <style:style style:name="P128" style:family="paragraph" style:parent-style-name="DocTableText">
      <style:text-properties officeooo:rsid="0073a931" officeooo:paragraph-rsid="008b0b3a"/>
    </style:style>
    <style:style style:name="P129" style:family="paragraph" style:parent-style-name="DocTableText">
      <style:text-properties officeooo:rsid="005eb2a3" officeooo:paragraph-rsid="0079c419"/>
    </style:style>
    <style:style style:name="P130" style:family="paragraph" style:parent-style-name="DocTableText">
      <style:text-properties officeooo:rsid="005eb2a3" officeooo:paragraph-rsid="007ea27e"/>
    </style:style>
    <style:style style:name="P131" style:family="paragraph" style:parent-style-name="DocTableText">
      <style:text-properties officeooo:rsid="005eb2a3" officeooo:paragraph-rsid="007eb610"/>
    </style:style>
    <style:style style:name="P132" style:family="paragraph" style:parent-style-name="DocTableText">
      <style:text-properties officeooo:rsid="005eb2a3" officeooo:paragraph-rsid="0083d316"/>
    </style:style>
    <style:style style:name="P133" style:family="paragraph" style:parent-style-name="DocTableText">
      <style:text-properties officeooo:rsid="005eb2a3" officeooo:paragraph-rsid="00856c96"/>
    </style:style>
    <style:style style:name="P134" style:family="paragraph" style:parent-style-name="DocTableText">
      <style:text-properties officeooo:rsid="005eb2a3" officeooo:paragraph-rsid="00873618"/>
    </style:style>
    <style:style style:name="P135" style:family="paragraph" style:parent-style-name="DocTableText">
      <style:text-properties officeooo:rsid="005eb2a3" officeooo:paragraph-rsid="008b0b3a"/>
    </style:style>
    <style:style style:name="P136" style:family="paragraph" style:parent-style-name="DocTableText">
      <style:text-properties officeooo:rsid="00605bfb" officeooo:paragraph-rsid="0079c419"/>
    </style:style>
    <style:style style:name="P137" style:family="paragraph" style:parent-style-name="DocTableText">
      <style:text-properties officeooo:rsid="00605bfb" officeooo:paragraph-rsid="007d5a2a"/>
    </style:style>
    <style:style style:name="P138" style:family="paragraph" style:parent-style-name="DocTableText">
      <style:text-properties officeooo:rsid="00605bfb" officeooo:paragraph-rsid="007ea27e"/>
    </style:style>
    <style:style style:name="P139" style:family="paragraph" style:parent-style-name="DocTableText">
      <style:text-properties officeooo:rsid="00605bfb" officeooo:paragraph-rsid="007eb610"/>
    </style:style>
    <style:style style:name="P140" style:family="paragraph" style:parent-style-name="DocTableText">
      <style:text-properties officeooo:rsid="00605bfb" officeooo:paragraph-rsid="008398b8"/>
    </style:style>
    <style:style style:name="P141" style:family="paragraph" style:parent-style-name="DocTableText">
      <style:text-properties officeooo:rsid="00605bfb" officeooo:paragraph-rsid="0083d316"/>
    </style:style>
    <style:style style:name="P142" style:family="paragraph" style:parent-style-name="DocTableText">
      <style:text-properties officeooo:rsid="00605bfb" officeooo:paragraph-rsid="00856c96"/>
    </style:style>
    <style:style style:name="P143" style:family="paragraph" style:parent-style-name="DocTableText">
      <style:text-properties officeooo:rsid="00605bfb" officeooo:paragraph-rsid="00873618"/>
    </style:style>
    <style:style style:name="P144" style:family="paragraph" style:parent-style-name="DocTableText">
      <style:text-properties officeooo:rsid="00605bfb" officeooo:paragraph-rsid="008b0b3a"/>
    </style:style>
    <style:style style:name="P145" style:family="paragraph" style:parent-style-name="DocTableText">
      <style:text-properties officeooo:paragraph-rsid="0079c419"/>
    </style:style>
    <style:style style:name="P146" style:family="paragraph" style:parent-style-name="DocTableText">
      <style:text-properties officeooo:paragraph-rsid="007ea27e"/>
    </style:style>
    <style:style style:name="P147" style:family="paragraph" style:parent-style-name="DocTableText">
      <style:text-properties officeooo:paragraph-rsid="007eb610"/>
    </style:style>
    <style:style style:name="P148" style:family="paragraph" style:parent-style-name="DocTableText">
      <style:text-properties officeooo:paragraph-rsid="0083d316"/>
    </style:style>
    <style:style style:name="P149" style:family="paragraph" style:parent-style-name="DocTableText">
      <style:text-properties officeooo:paragraph-rsid="00856c96"/>
    </style:style>
    <style:style style:name="P150" style:family="paragraph" style:parent-style-name="DocTableText">
      <style:text-properties officeooo:paragraph-rsid="00873618"/>
    </style:style>
    <style:style style:name="P151" style:family="paragraph" style:parent-style-name="DocTableText">
      <style:text-properties officeooo:paragraph-rsid="008b0b3a"/>
    </style:style>
    <style:style style:name="P152" style:family="paragraph" style:parent-style-name="DocText">
      <style:text-properties officeooo:rsid="006eb58a"/>
    </style:style>
    <style:style style:name="P153" style:family="paragraph" style:parent-style-name="DocText">
      <style:text-properties officeooo:rsid="006eb58a" officeooo:paragraph-rsid="00706b2b"/>
    </style:style>
    <style:style style:name="P154" style:family="paragraph" style:parent-style-name="DocText">
      <style:text-properties officeooo:rsid="006eb58a" officeooo:paragraph-rsid="00755c5f"/>
    </style:style>
    <style:style style:name="P155" style:family="paragraph" style:parent-style-name="DocText">
      <style:text-properties officeooo:rsid="0069c4d3" officeooo:paragraph-rsid="007d5a2a"/>
    </style:style>
    <style:style style:name="P156" style:family="paragraph" style:parent-style-name="DocText">
      <style:text-properties fo:font-weight="bold" officeooo:rsid="006d6072" officeooo:paragraph-rsid="0079c419" style:font-weight-asian="bold" style:font-weight-complex="bold"/>
    </style:style>
    <style:style style:name="P157" style:family="paragraph" style:parent-style-name="DocText">
      <style:text-properties fo:font-weight="bold" officeooo:rsid="006d6072" officeooo:paragraph-rsid="007eb610" style:font-weight-asian="bold" style:font-weight-complex="bold"/>
    </style:style>
    <style:style style:name="P158" style:family="paragraph" style:parent-style-name="DocText">
      <style:text-properties fo:font-weight="bold" officeooo:rsid="006d6072" officeooo:paragraph-rsid="00856c96" style:font-weight-asian="bold" style:font-weight-complex="bold"/>
    </style:style>
    <style:style style:name="P159" style:family="paragraph" style:parent-style-name="DocText">
      <style:text-properties fo:font-weight="bold" officeooo:rsid="006d6072" officeooo:paragraph-rsid="0088fca5" style:font-weight-asian="bold" style:font-weight-complex="bold"/>
    </style:style>
    <style:style style:name="P160" style:family="paragraph" style:parent-style-name="DocText">
      <style:text-properties fo:font-weight="bold" officeooo:rsid="006d6072" officeooo:paragraph-rsid="008b0b3a" style:font-weight-asian="bold" style:font-weight-complex="bold"/>
    </style:style>
    <style:style style:name="P161" style:family="paragraph" style:parent-style-name="DocText">
      <style:text-properties officeooo:rsid="006d6072" officeooo:paragraph-rsid="0079c419"/>
    </style:style>
    <style:style style:name="P162" style:family="paragraph" style:parent-style-name="DocText">
      <style:text-properties officeooo:rsid="006d6072" officeooo:paragraph-rsid="008b0b3a"/>
    </style:style>
    <style:style style:name="P163" style:family="paragraph" style:parent-style-name="DocText">
      <style:text-properties officeooo:paragraph-rsid="008b0b3a"/>
    </style:style>
    <style:style style:name="P164" style:family="paragraph" style:parent-style-name="DocHeading3">
      <style:text-properties officeooo:rsid="005a90ed" officeooo:paragraph-rsid="006cf8e4"/>
    </style:style>
    <style:style style:name="P165" style:family="paragraph" style:parent-style-name="DocHeading3">
      <style:text-properties officeooo:rsid="005eb2a3" officeooo:paragraph-rsid="006cf8e4"/>
    </style:style>
    <style:style style:name="P166" style:family="paragraph" style:parent-style-name="DocHeading3">
      <style:text-properties officeooo:paragraph-rsid="006cf8e4"/>
    </style:style>
    <style:style style:name="P167" style:family="paragraph" style:parent-style-name="DocHeading3">
      <style:text-properties officeooo:rsid="0069c4d3"/>
    </style:style>
    <style:style style:name="P168" style:family="paragraph" style:parent-style-name="DocHeading3">
      <style:text-properties officeooo:paragraph-rsid="007c4339"/>
    </style:style>
    <style:style style:name="P169" style:family="paragraph" style:parent-style-name="DocHeading3">
      <style:text-properties officeooo:paragraph-rsid="007eb610"/>
    </style:style>
    <style:style style:name="P170" style:family="paragraph" style:parent-style-name="DocHeading3">
      <style:text-properties officeooo:paragraph-rsid="0082324b"/>
    </style:style>
    <style:style style:name="P171" style:family="paragraph" style:parent-style-name="DocHeading3">
      <style:text-properties officeooo:paragraph-rsid="008b0b3a"/>
    </style:style>
    <style:style style:name="P172" style:family="paragraph" style:parent-style-name="DocCaption">
      <style:text-properties officeooo:paragraph-rsid="0079c419"/>
    </style:style>
    <style:style style:name="P173" style:family="paragraph" style:parent-style-name="DocCaption">
      <style:text-properties officeooo:paragraph-rsid="007ea27e"/>
    </style:style>
    <style:style style:name="P174" style:family="paragraph" style:parent-style-name="DocCaption">
      <style:text-properties officeooo:paragraph-rsid="007eb610"/>
    </style:style>
    <style:style style:name="P175" style:family="paragraph" style:parent-style-name="DocCaption">
      <style:text-properties officeooo:paragraph-rsid="00856c96"/>
    </style:style>
    <style:style style:name="P176" style:family="paragraph" style:parent-style-name="DocCaption">
      <style:text-properties officeooo:paragraph-rsid="00873618"/>
    </style:style>
    <style:style style:name="P177" style:family="paragraph" style:parent-style-name="DocCaption">
      <style:text-properties officeooo:paragraph-rsid="008b0b3a"/>
    </style:style>
    <style:style style:name="P178" style:family="paragraph" style:parent-style-name="Standard">
      <style:text-properties officeooo:paragraph-rsid="007ea27e"/>
    </style:style>
    <style:style style:name="P179" style:family="paragraph" style:parent-style-name="Standard">
      <style:text-properties officeooo:paragraph-rsid="0083d316"/>
    </style:style>
    <style:style style:name="P180" style:family="paragraph" style:parent-style-name="Standard">
      <style:text-properties officeooo:paragraph-rsid="00856c96"/>
    </style:style>
    <style:style style:name="P181" style:family="paragraph" style:parent-style-name="Standard">
      <style:text-properties officeooo:paragraph-rsid="008b0b3a"/>
    </style:style>
    <style:style style:name="P18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83" style:family="paragraph" style:parent-style-name="Text_20_body" style:list-style-name="L1">
      <style:text-properties officeooo:rsid="005a90ed" officeooo:paragraph-rsid="006cf8e4"/>
    </style:style>
    <style:style style:name="P184" style:family="paragraph" style:parent-style-name="Text_20_body" style:list-style-name="L2">
      <style:text-properties officeooo:rsid="0069c4d3" officeooo:paragraph-rsid="0069c4d3"/>
    </style:style>
    <style:style style:name="P185" style:family="paragraph" style:parent-style-name="Text_20_body" style:list-style-name="L3">
      <style:text-properties officeooo:rsid="0069c4d3" officeooo:paragraph-rsid="0069c4d3"/>
    </style:style>
    <style:style style:name="P186" style:family="paragraph" style:parent-style-name="Text_20_body">
      <style:text-properties officeooo:rsid="0069c4d3" officeooo:paragraph-rsid="0079c419"/>
    </style:style>
    <style:style style:name="P187" style:family="paragraph" style:parent-style-name="Text_20_body">
      <style:text-properties officeooo:rsid="0069c4d3" officeooo:paragraph-rsid="008b0b3a"/>
    </style:style>
    <style:style style:name="P188" style:family="paragraph" style:parent-style-name="Text_20_body">
      <style:text-properties officeooo:rsid="0072d6a9" officeooo:paragraph-rsid="007393ca"/>
    </style:style>
    <style:style style:name="P189" style:family="paragraph" style:parent-style-name="Text_20_body">
      <style:text-properties officeooo:rsid="007393ca" officeooo:paragraph-rsid="007393ca"/>
    </style:style>
    <style:style style:name="P190" style:family="paragraph" style:parent-style-name="Text_20_body" style:list-style-name="L4">
      <style:text-properties officeooo:paragraph-rsid="007393ca"/>
    </style:style>
    <style:style style:name="P191" style:family="paragraph" style:parent-style-name="Text_20_body" style:list-style-name="L4">
      <style:text-properties fo:font-weight="normal" officeooo:paragraph-rsid="007393ca" style:font-weight-asian="normal" style:font-weight-complex="normal"/>
    </style:style>
    <style:style style:name="P192" style:family="paragraph" style:parent-style-name="Text_20_body">
      <style:text-properties officeooo:rsid="0078b7dc" officeooo:paragraph-rsid="0078b7dc"/>
    </style:style>
    <style:style style:name="P193" style:family="paragraph" style:parent-style-name="Text_20_body">
      <style:text-properties officeooo:rsid="0078b7dc" officeooo:paragraph-rsid="0089fcfa"/>
    </style:style>
    <style:style style:name="P194" style:family="paragraph" style:parent-style-name="Text_20_body">
      <style:text-properties officeooo:rsid="0078b7dc" officeooo:paragraph-rsid="008b0b3a"/>
    </style:style>
    <style:style style:name="P195" style:family="paragraph" style:parent-style-name="Text_20_body">
      <style:text-properties officeooo:rsid="006ac2da" officeooo:paragraph-rsid="0079c419"/>
    </style:style>
    <style:style style:name="P196" style:family="paragraph" style:parent-style-name="Text_20_body">
      <style:text-properties officeooo:rsid="006ac2da" officeooo:paragraph-rsid="007ea27e"/>
    </style:style>
    <style:style style:name="P197" style:family="paragraph" style:parent-style-name="Text_20_body">
      <style:text-properties officeooo:rsid="006ac2da" officeooo:paragraph-rsid="007eb610"/>
    </style:style>
    <style:style style:name="P198" style:family="paragraph" style:parent-style-name="Text_20_body">
      <style:text-properties officeooo:rsid="006ac2da" officeooo:paragraph-rsid="00856c96"/>
    </style:style>
    <style:style style:name="P199" style:family="paragraph" style:parent-style-name="Text_20_body">
      <style:text-properties officeooo:rsid="006ac2da" officeooo:paragraph-rsid="00873618"/>
    </style:style>
    <style:style style:name="P200" style:family="paragraph" style:parent-style-name="Text_20_body">
      <style:text-properties officeooo:rsid="006ac2da" officeooo:paragraph-rsid="008b0b3a"/>
    </style:style>
    <style:style style:name="P201" style:family="paragraph" style:parent-style-name="Text_20_body">
      <style:text-properties officeooo:paragraph-rsid="0079c419"/>
    </style:style>
    <style:style style:name="P202" style:family="paragraph" style:parent-style-name="Text_20_body">
      <style:text-properties officeooo:paragraph-rsid="007c4339"/>
    </style:style>
    <style:style style:name="P203" style:family="paragraph" style:parent-style-name="Text_20_body">
      <style:text-properties officeooo:paragraph-rsid="007d5a2a"/>
    </style:style>
    <style:style style:name="P204" style:family="paragraph" style:parent-style-name="Text_20_body">
      <style:text-properties officeooo:paragraph-rsid="007eb610"/>
    </style:style>
    <style:style style:name="P205" style:family="paragraph" style:parent-style-name="Text_20_body">
      <style:text-properties officeooo:rsid="006d6072" officeooo:paragraph-rsid="007eb610"/>
    </style:style>
    <style:style style:name="P206" style:family="paragraph" style:parent-style-name="Text_20_body">
      <style:text-properties officeooo:rsid="006d6072" officeooo:paragraph-rsid="00856c96"/>
    </style:style>
    <style:style style:name="P207" style:family="paragraph" style:parent-style-name="Text_20_body">
      <style:text-properties officeooo:rsid="006d6072" officeooo:paragraph-rsid="008b0b3a"/>
    </style:style>
    <style:style style:name="P208" style:family="paragraph" style:parent-style-name="Text_20_body">
      <style:text-properties officeooo:paragraph-rsid="0082324b"/>
    </style:style>
    <style:style style:name="P209" style:family="paragraph" style:parent-style-name="Text_20_body">
      <style:text-properties officeooo:paragraph-rsid="0083d316"/>
    </style:style>
    <style:style style:name="P210" style:family="paragraph" style:parent-style-name="Text_20_body">
      <style:text-properties officeooo:paragraph-rsid="00850f23"/>
    </style:style>
    <style:style style:name="P211" style:family="paragraph" style:parent-style-name="Text_20_body">
      <style:text-properties officeooo:paragraph-rsid="00873618"/>
    </style:style>
    <style:style style:name="P212" style:family="paragraph" style:parent-style-name="Text_20_body">
      <style:text-properties officeooo:paragraph-rsid="008b0b3a"/>
    </style:style>
    <style:style style:name="P213" style:family="paragraph" style:parent-style-name="DocCode">
      <style:text-properties officeooo:rsid="006eb58a"/>
    </style:style>
    <style:style style:name="P214" style:family="paragraph" style:parent-style-name="DocCode">
      <style:text-properties officeooo:rsid="006eb58a" officeooo:paragraph-rsid="00706b2b"/>
    </style:style>
    <style:style style:name="P215" style:family="paragraph" style:parent-style-name="DocCode">
      <style:text-properties officeooo:rsid="006eb58a" officeooo:paragraph-rsid="00755c5f"/>
    </style:style>
    <style:style style:name="P216" style:family="paragraph" style:parent-style-name="DocCode">
      <style:text-properties fo:font-weight="bold" style:font-weight-asian="bold" style:font-weight-complex="bold"/>
    </style:style>
    <style:style style:name="P217" style:family="paragraph" style:parent-style-name="DocCode">
      <style:text-properties fo:font-weight="bold" officeooo:rsid="006eb58a" style:font-weight-asian="bold" style:font-weight-complex="bold"/>
    </style:style>
    <style:style style:name="P218" style:family="paragraph" style:parent-style-name="DocCode">
      <style:text-properties fo:font-weight="bold" officeooo:rsid="006eb58a" officeooo:paragraph-rsid="00706b2b" style:font-weight-asian="bold" style:font-weight-complex="bold"/>
    </style:style>
    <style:style style:name="P219" style:family="paragraph" style:parent-style-name="DocCode">
      <style:text-properties fo:font-weight="bold" officeooo:rsid="006eb58a" officeooo:paragraph-rsid="00755c5f" style:font-weight-asian="bold" style:font-weight-complex="bold"/>
    </style:style>
    <style:style style:name="P220" style:family="paragraph" style:parent-style-name="DocCode">
      <style:text-properties fo:font-weight="bold" officeooo:paragraph-rsid="008b0b3a" style:font-weight-asian="bold" style:font-weight-complex="bold"/>
    </style:style>
    <style:style style:name="P221" style:family="paragraph" style:parent-style-name="DocCode">
      <style:text-properties fo:font-weight="normal" officeooo:rsid="006eb58a" officeooo:paragraph-rsid="00755c5f" style:font-weight-asian="normal" style:font-weight-complex="normal"/>
    </style:style>
    <style:style style:name="P222" style:family="paragraph" style:parent-style-name="DocCode">
      <style:text-properties officeooo:rsid="006d6072" officeooo:paragraph-rsid="0079c419"/>
    </style:style>
    <style:style style:name="P223" style:family="paragraph" style:parent-style-name="DocCode">
      <style:text-properties officeooo:rsid="006d6072" officeooo:paragraph-rsid="008b0b3a"/>
    </style:style>
    <style:style style:name="P224" style:family="paragraph" style:parent-style-name="DocCode">
      <style:text-properties officeooo:paragraph-rsid="00856c96"/>
    </style:style>
    <style:style style:name="P225" style:family="paragraph" style:parent-style-name="DocCode">
      <style:text-properties officeooo:paragraph-rsid="008b0b3a"/>
    </style:style>
    <style:style style:name="P226" style:family="paragraph" style:parent-style-name="DocHeading2">
      <style:text-properties officeooo:rsid="005a90ed" officeooo:paragraph-rsid="006cf8e4"/>
    </style:style>
    <style:style style:name="P227" style:family="paragraph" style:parent-style-name="DocHeading2">
      <style:text-properties officeooo:rsid="005eb2a3" officeooo:paragraph-rsid="006cf8e4"/>
    </style:style>
    <style:style style:name="P228" style:family="paragraph" style:parent-style-name="DocHeading2">
      <style:text-properties officeooo:rsid="0069c4d3" officeooo:paragraph-rsid="0069c4d3"/>
    </style:style>
    <style:style style:name="P229" style:family="paragraph" style:parent-style-name="DocHeading2">
      <style:text-properties officeooo:rsid="006d761a"/>
    </style:style>
    <style:style style:name="P230" style:family="paragraph" style:parent-style-name="DocHeading2">
      <style:text-properties officeooo:rsid="0078b7dc" officeooo:paragraph-rsid="0078b7dc"/>
    </style:style>
    <style:style style:name="P231" style:family="paragraph" style:parent-style-name="DocHeading2">
      <style:text-properties officeooo:paragraph-rsid="007c4339"/>
    </style:style>
    <style:style style:name="P232" style:family="paragraph" style:parent-style-name="DocHeading2">
      <style:text-properties officeooo:paragraph-rsid="008b0b3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82366"/>
    </style:style>
    <style:style style:name="T9" style:family="text">
      <style:text-properties officeooo:rsid="0069c2b0"/>
    </style:style>
    <style:style style:name="T10" style:family="text">
      <style:text-properties officeooo:rsid="0069c4d3"/>
    </style:style>
    <style:style style:name="T11" style:family="text">
      <style:text-properties officeooo:rsid="006ac2da"/>
    </style:style>
    <style:style style:name="T12" style:family="text">
      <style:text-properties officeooo:rsid="006bedee"/>
    </style:style>
    <style:style style:name="T13" style:family="text">
      <style:text-properties officeooo:rsid="00642f85"/>
    </style:style>
    <style:style style:name="T14" style:family="text">
      <style:text-properties officeooo:rsid="006add79"/>
    </style:style>
    <style:style style:name="T15" style:family="text">
      <style:text-properties officeooo:rsid="006cbed7"/>
    </style:style>
    <style:style style:name="T16" style:family="text">
      <style:text-properties officeooo:rsid="006d761a"/>
    </style:style>
    <style:style style:name="T17" style:family="text">
      <style:text-properties officeooo:rsid="006eb58a"/>
    </style:style>
    <style:style style:name="T18" style:family="text">
      <style:text-properties officeooo:rsid="006f1fca"/>
    </style:style>
    <style:style style:name="T19" style:family="text">
      <style:text-properties officeooo:rsid="00706b2b"/>
    </style:style>
    <style:style style:name="T20" style:family="text">
      <style:text-properties officeooo:rsid="00716540"/>
    </style:style>
    <style:style style:name="T21" style:family="text">
      <style:text-properties officeooo:rsid="0072d6a9"/>
    </style:style>
    <style:style style:name="T22" style:family="text">
      <style:text-properties officeooo:rsid="007393ca"/>
    </style:style>
    <style:style style:name="T23" style:family="text">
      <style:text-properties style:font-name="Arial" officeooo:rsid="007393ca"/>
    </style:style>
    <style:style style:name="T24" style:family="text">
      <style:text-properties style:font-name="Arial1" officeooo:rsid="007393ca"/>
    </style:style>
    <style:style style:name="T25" style:family="text">
      <style:text-properties fo:font-weight="bold" officeooo:rsid="0065f449" style:font-weight-asian="bold" style:font-weight-complex="bold"/>
    </style:style>
    <style:style style:name="T26" style:family="text">
      <style:text-properties fo:font-weight="bold" officeooo:rsid="0067af0d" style:font-weight-asian="bold" style:font-weight-complex="bold"/>
    </style:style>
    <style:style style:name="T27" style:family="text">
      <style:text-properties fo:font-weight="bold" officeooo:rsid="0088fca5" style:font-weight-asian="bold" style:font-weight-complex="bold"/>
    </style:style>
    <style:style style:name="T28" style:family="text">
      <style:text-properties officeooo:rsid="0065f449"/>
    </style:style>
    <style:style style:name="T29" style:family="text">
      <style:text-properties officeooo:rsid="0067af0d"/>
    </style:style>
    <style:style style:name="T30" style:family="text">
      <style:text-properties fo:font-weight="normal" officeooo:rsid="0067af0d" style:font-weight-asian="normal" style:font-weight-complex="normal"/>
    </style:style>
    <style:style style:name="T31" style:family="text">
      <style:text-properties fo:font-weight="normal" officeooo:rsid="007393ca" style:font-weight-asian="normal" style:font-weight-complex="normal"/>
    </style:style>
    <style:style style:name="T32" style:family="text">
      <style:text-properties officeooo:rsid="0068a9a1"/>
    </style:style>
    <style:style style:name="T33" style:family="text">
      <style:text-properties officeooo:rsid="0079c419"/>
    </style:style>
    <style:style style:name="T34" style:family="text">
      <style:text-properties officeooo:rsid="007ad40f"/>
    </style:style>
    <style:style style:name="T35" style:family="text">
      <style:text-properties officeooo:rsid="007c4339"/>
    </style:style>
    <style:style style:name="T36" style:family="text">
      <style:text-properties fo:font-style="italic" officeooo:rsid="007c4339" style:font-style-asian="italic" style:font-style-complex="italic"/>
    </style:style>
    <style:style style:name="T37" style:family="text">
      <style:text-properties fo:font-style="italic" officeooo:rsid="007d5a2a" style:font-style-asian="italic" style:font-style-complex="italic"/>
    </style:style>
    <style:style style:name="T38" style:family="text">
      <style:text-properties fo:font-style="normal" officeooo:rsid="007c4339" style:font-style-asian="normal" style:font-style-complex="normal"/>
    </style:style>
    <style:style style:name="T39" style:family="text">
      <style:text-properties officeooo:rsid="007d5a2a"/>
    </style:style>
    <style:style style:name="T40" style:family="text">
      <style:text-properties officeooo:rsid="007ea27e"/>
    </style:style>
    <style:style style:name="T41" style:family="text">
      <style:text-properties officeooo:rsid="007eb610"/>
    </style:style>
    <style:style style:name="T42" style:family="text">
      <style:text-properties officeooo:rsid="00804764"/>
    </style:style>
    <style:style style:name="T43" style:family="text">
      <style:text-properties officeooo:rsid="0082324b"/>
    </style:style>
    <style:style style:name="T44" style:family="text">
      <style:text-properties officeooo:rsid="008398b8"/>
    </style:style>
    <style:style style:name="T45" style:family="text">
      <style:text-properties officeooo:rsid="0083d316"/>
    </style:style>
    <style:style style:name="T46" style:family="text">
      <style:text-properties officeooo:rsid="00850f23"/>
    </style:style>
    <style:style style:name="T47" style:family="text">
      <style:text-properties officeooo:rsid="00856c96"/>
    </style:style>
    <style:style style:name="T48" style:family="text">
      <style:text-properties officeooo:rsid="00873618"/>
    </style:style>
    <style:style style:name="T49" style:family="text">
      <style:text-properties officeooo:rsid="0088fca5"/>
    </style:style>
    <style:style style:name="T50" style:family="text">
      <style:text-properties officeooo:rsid="0089fcfa"/>
    </style:style>
    <style:style style:name="T51" style:family="text">
      <style:text-properties officeooo:rsid="008b0b3a"/>
    </style:style>
    <style:style style:name="T52" style:family="text">
      <style:text-properties officeooo:rsid="008c66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82"><text:title>Forces.in Input File</text:title></text:p>
      <text:h text:style-name="P80" text:outline-level="1">Introduction</text:h>
      <text:p text:style-name="P16">The “forces.in” input file defines all the user forces that act on a body. <text:s/>This is the force definition only. <text:s/>The actual application of the forces happens in the body.in input file. <text:s/>This arrangement allows the user to create a library of user forces and only use the ones required for each analysis. <text:s/></text:p>
      <text:p text:style-name="P6"><text:span text:style-name="T8">All forces defined in this file are considered user forces. <text:s/>The hydrodynamic forces are automatically defined by specifying the location of hydrobodies in the data.in file.</text:span><text:span text:style-name="T5">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</text:span><text:span text:style-name="T8">Forces</text:span><text:span text:style-name="T5">.In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Folder:</text:p>
          </table:table-cell>
          <table:table-cell table:style-name="Table1.B1" office:value-type="string">
            <text:p text:style-name="P37">Contained in the “<text:span text:style-name="T8">constant</text:span>” folder</text:p>
          </table:table-cell>
        </table:table-row>
        <table:table-row>
          <table:table-cell table:style-name="Table1.A2" office:value-type="string">
            <text:p text:style-name="P37">Filename:</text:p>
          </table:table-cell>
          <table:table-cell table:style-name="Table1.B2" office:value-type="string">
            <text:p text:style-name="P51">forces.in</text:p>
          </table:table-cell>
        </table:table-row>
        <table:table-row>
          <table:table-cell table:style-name="Table1.A2" office:value-type="string">
            <text:p text:style-name="P37">Instances:</text:p>
          </table:table-cell>
          <table:table-cell table:style-name="Table1.B3" office:value-type="string">
            <text:p text:style-name="P38">There can only be one <text:span text:style-name="T9">forces </text:span>file contained in any oFreq analysis.</text:p>
          </table:table-cell>
        </table:table-row>
      </table:table>
      <text:h text:style-name="P81" text:outline-level="1">Organization</text:h>
      <text:p text:style-name="P9">The headings in this document show the hierarchy of information, and that hierarchy matters. <text:s/></text:p>
      <text:list xml:id="list15841186611" text:style-name="L1">
        <text:list-item>
          <text:p text:style-name="P183">Level 1 headings are used to organize general concepts. <text:s/>This does not reflect the actual organization used in the input files. (Example: <text:s/>2 Organization)</text:p>
        </text:list-item>
        <text:list-item>
          <text:p text:style-name="P183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183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183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226" text:outline-level="2">Object Names</text:h>
      <text:p text:style-name="P9">The level 2 headings describe the objects and their names. <text:s/>There are two things you need to know about an object: <text:s/>the object name; and what the object does. <text:s/>All objects must be declared by their name. <text:s/>The <text:soft-page-break/>rest is learning what each object does. <text:s/>Each level 2 heading includes descriptions of the object and its purpose.</text:p>
      <text:p text:style-name="P9"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164" text:outline-level="3">Keyword Names</text:h>
      <text:p text:style-name="P7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5">Table 4.1</text:sequence-ref></text:span><text:span text:style-name="T3">, which lists all the specific details for the keyword.</text:span></text:p>
      <text:p text:style-name="P69"><text:span text:style-name="T3">Table </text:span><text:sequence text:ref-name="refTable1" text:name="Table" text:formula="ooow:Table+1" style:num-format="1">2.1</text:sequence>: <text:s/><text:span text:style-name="T3">Keyword Name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Scope:</text:p>
          </table:table-cell>
          <table:table-cell table:style-name="Table2.B1" office:value-type="string">
            <text:p text:style-name="P36">This describes the scope of the keyword, which objects it can be used under. <text:s/>The full scope is always given like this:</text:p>
            <text:p text:style-name="P36"/>
            <text:p text:style-name="P36">object1::object2::keyword</text:p>
            <text:p text:style-name="P36"/>
            <text:p text:style-name="P36">This shows that some objects may be nested in other objects, showing you the full structure expected to correctly use this keyword. <text:s/></text:p>
            <text:p text:style-name="P36"/>
            <text:p text:style-name="P36">If a keyword can be used in multiple objects, you will find multiple scopes listed.</text:p>
          </table:table-cell>
        </table:table-row>
        <table:table-row>
          <table:table-cell table:style-name="Table2.A2" office:value-type="string">
            <text:p text:style-name="P32">Format:</text:p>
          </table:table-cell>
          <table:table-cell table:style-name="Table2.B2" office:value-type="string">
            <text:p text:style-name="P36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Table2.A2" office:value-type="string">
            <text:p text:style-name="P32">Valid Range:</text:p>
          </table:table-cell>
          <table:table-cell table:style-name="Table2.B7" office:value-type="string">
            <text:p text:style-name="P36">Even if you get the format right, some keywords only like a specific range of values. <text:s/>Any restrictions are listed here.</text:p>
          </table:table-cell>
        </table:table-row>
        <table:table-row>
          <table:table-cell table:style-name="Table2.A2" office:value-type="string">
            <text:p text:style-name="P58">Instances:</text:p>
          </table:table-cell>
          <table:table-cell table:style-name="Table2.B7" office:value-type="string">
            <text:p text:style-name="P62">Describes how many times the keyword can be used within the scope of a single object. <text:s/>Some keywords allow multiple instances. <text:s/>Some only allow a single instance.</text:p>
          </table:table-cell>
        </table:table-row>
        <table:table-row>
          <table:table-cell table:style-name="Table2.A2" office:value-type="string">
            <text:p text:style-name="P40">Required:</text:p>
          </table:table-cell>
          <table:table-cell table:style-name="Table2.B7" office:value-type="string">
            <text:p text:style-name="P40">States whether the input is required, or if oFreq will assume a default value without any input.</text:p>
          </table:table-cell>
        </table:table-row>
        <table:table-row>
          <table:table-cell table:style-name="Table2.A2" office:value-type="string">
            <text:p text:style-name="P40">Default Value:</text:p>
          </table:table-cell>
          <table:table-cell table:style-name="Table2.B7" office:value-type="string">
            <text:p text:style-name="P40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Table2.A2" office:value-type="string">
            <text:p text:style-name="P63"><text:span text:style-name="T4">Dependents</text:span><text:span text:style-name="T3">:</text:span></text:p>
          </table:table-cell>
          <table:table-cell table:style-name="Table2.B7" office:value-type="string">
            <text:p text:style-name="P36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Table2.A2" office:value-type="string">
            <text:p text:style-name="P32">Similar Keywords:</text:p>
          </table:table-cell>
          <table:table-cell table:style-name="Table2.B8" office:value-type="string">
            <text:p text:style-name="P36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8"/>
      <text:p text:style-name="P9">Example:</text:p>
      <text:p text:style-name="P27">Every keyword-value pair includes at least one example.</text:p>
      <text:p text:style-name="P73"/>
      <text:h text:style-name="P82" text:outline-level="1"><text:soft-page-break/>Seafile Declaration</text:h>
      <text:p text:style-name="P10">The “seafile” object is included in every single input file used in oFreq. <text:s/>It must be the first object declared. <text:s/>You can have comments before it, but the first real piece of input code must be the seafile declaration. <text:s/></text:p>
      <text:h text:style-name="P227" text:outline-level="2">“seafile” Object</text:h>
      <text:p text:style-name="P10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165" text:outline-level="3">“version” keyword </text:h>
      <text:p text:style-name="P22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Table1">Table 2.1</text:sequence-ref></text:span><text:span text:style-name="T6"> lists the keyword details.</text:span></text:p>
      <text:p text:style-name="P69"><text:span text:style-name="T3">Table </text:span><text:sequence text:ref-name="refTable2" text:name="Table" text:formula="ooow:Table+1" style:num-format="1">3.1</text:sequence>: <text:s/>“<text:span text:style-name="T7">version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Scope:</text:p>
          </table:table-cell>
          <table:table-cell table:style-name="Table3.B1" office:value-type="string">
            <text:p text:style-name="P45">seafile::version</text:p>
          </table:table-cell>
        </table:table-row>
        <table:table-row>
          <table:table-cell table:style-name="Table3.A2" office:value-type="string">
            <text:p text:style-name="P32">Format:</text:p>
          </table:table-cell>
          <table:table-cell table:style-name="Table3.B2" office:value-type="string">
            <text:p text:style-name="P45">Decimal input (Example: <text:s/>1.0)</text:p>
          </table:table-cell>
        </table:table-row>
        <table:table-row>
          <table:table-cell table:style-name="Table3.A2" office:value-type="string">
            <text:p text:style-name="P32">Valid Range:</text:p>
          </table:table-cell>
          <table:table-cell table:style-name="Table3.B7" office:value-type="string">
            <text:p text:style-name="P45">1.0</text:p>
          </table:table-cell>
        </table:table-row>
        <table:table-row>
          <table:table-cell table:style-name="Table3.A2" office:value-type="string">
            <text:p text:style-name="P58">Instances:</text:p>
          </table:table-cell>
          <table:table-cell table:style-name="Table3.B7" office:value-type="string">
            <text:p text:style-name="P64">1</text:p>
          </table:table-cell>
        </table:table-row>
        <table:table-row>
          <table:table-cell table:style-name="Table3.A2" office:value-type="string">
            <text:p text:style-name="P40">Required:</text:p>
          </table:table-cell>
          <table:table-cell table:style-name="Table3.B7" office:value-type="string">
            <text:p text:style-name="P45">Required</text:p>
          </table:table-cell>
        </table:table-row>
        <table:table-row>
          <table:table-cell table:style-name="Table3.A2" office:value-type="string">
            <text:p text:style-name="P40">Default Value:</text:p>
          </table:table-cell>
          <table:table-cell table:style-name="Table3.B7" office:value-type="string">
            <text:p text:style-name="P45">None</text:p>
          </table:table-cell>
        </table:table-row>
        <table:table-row>
          <table:table-cell table:style-name="Table3.A2" office:value-type="string">
            <text:p text:style-name="P63"><text:span text:style-name="T4">Dependents</text:span><text:span text:style-name="T3">:</text:span></text:p>
          </table:table-cell>
          <table:table-cell table:style-name="Table3.B7" office:value-type="string">
            <text:p text:style-name="P45">seafile::format</text:p>
            <text:p text:style-name="P45">seafile::object</text:p>
          </table:table-cell>
        </table:table-row>
        <table:table-row>
          <table:table-cell table:style-name="Table3.A2" office:value-type="string">
            <text:p text:style-name="P32">Similar Keywords:</text:p>
          </table:table-cell>
          <table:table-cell table:style-name="Table3.B8" office:value-type="string">
            <text:p text:style-name="P45">None</text:p>
          </table:table-cell>
        </table:table-row>
      </table:table>
      <text:p text:style-name="P11"/>
      <text:p text:style-name="P12">Example:</text:p>
      <text:p text:style-name="P28">version<text:tab/>1.0;</text:p>
      <text:p text:style-name="P74"/>
      <text:h text:style-name="P166" text:outline-level="3"><text:span text:style-name="T6">“</text:span><text:span text:style-name="T7">format” Keyword </text:span></text:h>
      <text:p text:style-name="P22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Table2">Table 3.1</text:sequence-ref></text:span><text:span text:style-name="T6"> lists the keyword details.</text:span></text:p>
      <text:p text:style-name="P69"><text:soft-page-break/><text:span text:style-name="T3">Table </text:span><text:sequence text:ref-name="refTable3" text:name="Table" text:formula="ooow:Table+1" style:num-format="1">3.2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Scope:</text:p>
          </table:table-cell>
          <table:table-cell table:style-name="Table4.B1" office:value-type="string">
            <text:p text:style-name="P36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32">Format:</text:p>
          </table:table-cell>
          <table:table-cell table:style-name="Table4.B2" office:value-type="string">
            <text:p text:style-name="P50">text input</text:p>
          </table:table-cell>
        </table:table-row>
        <table:table-row>
          <table:table-cell table:style-name="Table4.A2" office:value-type="string">
            <text:p text:style-name="P32">Valid Range:</text:p>
          </table:table-cell>
          <table:table-cell table:style-name="Table4.B7" office:value-type="string">
            <text:p text:style-name="P50">ascii</text:p>
          </table:table-cell>
        </table:table-row>
        <table:table-row>
          <table:table-cell table:style-name="Table4.A2" office:value-type="string">
            <text:p text:style-name="P58">Instances:</text:p>
          </table:table-cell>
          <table:table-cell table:style-name="Table4.B7" office:value-type="string">
            <text:p text:style-name="P64">1</text:p>
          </table:table-cell>
        </table:table-row>
        <table:table-row>
          <table:table-cell table:style-name="Table4.A2" office:value-type="string">
            <text:p text:style-name="P40">Required:</text:p>
          </table:table-cell>
          <table:table-cell table:style-name="Table4.B7" office:value-type="string">
            <text:p text:style-name="P45">Required</text:p>
          </table:table-cell>
        </table:table-row>
        <table:table-row>
          <table:table-cell table:style-name="Table4.A2" office:value-type="string">
            <text:p text:style-name="P40">Default Value:</text:p>
          </table:table-cell>
          <table:table-cell table:style-name="Table4.B7" office:value-type="string">
            <text:p text:style-name="P45">None</text:p>
          </table:table-cell>
        </table:table-row>
        <table:table-row>
          <table:table-cell table:style-name="Table4.A2" office:value-type="string">
            <text:p text:style-name="P63"><text:span text:style-name="T4">Dependents</text:span><text:span text:style-name="T3">:</text:span></text:p>
          </table:table-cell>
          <table:table-cell table:style-name="Table4.B7" office:value-type="string">
            <text:p text:style-name="P36"><text:span text:style-name="T6">seafile::</text:span><text:span text:style-name="T7">version</text:span></text:p>
            <text:p text:style-name="P45">seafile::object</text:p>
          </table:table-cell>
        </table:table-row>
        <table:table-row>
          <table:table-cell table:style-name="Table4.A2" office:value-type="string">
            <text:p text:style-name="P32">Similar Keywords:</text:p>
          </table:table-cell>
          <table:table-cell table:style-name="Table4.B8" office:value-type="string">
            <text:p text:style-name="P45">None</text:p>
          </table:table-cell>
        </table:table-row>
      </table:table>
      <text:p text:style-name="P11"/>
      <text:p text:style-name="P12">Example:</text:p>
      <text:p text:style-name="P28">format <text:tab/>ascii;</text:p>
      <text:p text:style-name="P74"/>
      <text:h text:style-name="P166" text:outline-level="3"><text:span text:style-name="T6">“</text:span><text:span text:style-name="T7">object” Keyword </text:span></text:h>
      <text:p text:style-name="P15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4"><text:span text:style-name="T6"><text:sequence-ref text:reference-format="category-and-value" text:ref-name="refTable3">Table 3.2</text:sequence-ref></text:span><text:span text:style-name="T6"> lists the keyword details.</text:span></text:p>
      <text:p text:style-name="P69"><text:span text:style-name="T3">Table </text:span><text:sequence text:ref-name="refTable4" text:name="Table" text:formula="ooow:Table+1" style:num-format="1">3.3</text:sequence>: <text:s/>“<text:span text:style-name="T7">format”</text:span><text:span text:style-name="T3"> Detail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Scope:</text:p>
          </table:table-cell>
          <table:table-cell table:style-name="Table6.B1" office:value-type="string">
            <text:p text:style-name="P36"><text:span text:style-name="T6">seafile::</text:span><text:span text:style-name="T7">format</text:span></text:p>
          </table:table-cell>
        </table:table-row>
        <table:table-row>
          <table:table-cell table:style-name="Table6.A2" office:value-type="string">
            <text:p text:style-name="P32">Format:</text:p>
          </table:table-cell>
          <table:table-cell table:style-name="Table6.B2" office:value-type="string">
            <text:p text:style-name="P50">text input</text:p>
          </table:table-cell>
        </table:table-row>
        <table:table-row>
          <table:table-cell table:style-name="Table6.A2" office:value-type="string">
            <text:p text:style-name="P32">Valid Range:</text:p>
          </table:table-cell>
          <table:table-cell table:style-name="Table6.B7" office:value-type="string">
            <text:p text:style-name="P50">ascii</text:p>
          </table:table-cell>
        </table:table-row>
        <table:table-row>
          <table:table-cell table:style-name="Table6.A2" office:value-type="string">
            <text:p text:style-name="P58">Instances:</text:p>
          </table:table-cell>
          <table:table-cell table:style-name="Table6.B7" office:value-type="string">
            <text:p text:style-name="P64">1</text:p>
          </table:table-cell>
        </table:table-row>
        <table:table-row>
          <table:table-cell table:style-name="Table6.A2" office:value-type="string">
            <text:p text:style-name="P40">Required:</text:p>
          </table:table-cell>
          <table:table-cell table:style-name="Table6.B7" office:value-type="string">
            <text:p text:style-name="P45">Required</text:p>
          </table:table-cell>
        </table:table-row>
        <table:table-row>
          <table:table-cell table:style-name="Table6.A2" office:value-type="string">
            <text:p text:style-name="P40">Default Value:</text:p>
          </table:table-cell>
          <table:table-cell table:style-name="Table6.B7" office:value-type="string">
            <text:p text:style-name="P45">None</text:p>
          </table:table-cell>
        </table:table-row>
        <table:table-row>
          <table:table-cell table:style-name="Table6.A2" office:value-type="string">
            <text:p text:style-name="P63"><text:span text:style-name="T4">Dependents</text:span><text:span text:style-name="T3">:</text:span></text:p>
          </table:table-cell>
          <table:table-cell table:style-name="Table6.B7" office:value-type="string">
            <text:p text:style-name="P36"><text:span text:style-name="T6">seafile::</text:span><text:span text:style-name="T7">version</text:span></text:p>
            <text:p text:style-name="P45">seafile::object</text:p>
          </table:table-cell>
        </table:table-row>
        <table:table-row>
          <table:table-cell table:style-name="Table6.A2" office:value-type="string">
            <text:p text:style-name="P32">Similar Keywords:</text:p>
          </table:table-cell>
          <table:table-cell table:style-name="Table6.B8" office:value-type="string">
            <text:p text:style-name="P45">None</text:p>
          </table:table-cell>
        </table:table-row>
      </table:table>
      <text:p text:style-name="P22"/>
      <text:p text:style-name="P15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13">Example:</text:p>
      <text:p text:style-name="P30">object<text:tab/>dictionary;</text:p>
      <text:p text:style-name="P14"/>
      <text:h text:style-name="P83" text:outline-level="1"><text:soft-page-break/>Active Force Objects - User</text:h>
      <text:p text:style-name="P21">The active force objects do not depend on the body motions. <text:s/>They are independent of body motion. <text:s/>All force objects defined within this input file are user force objects.</text:p>
      <text:h text:style-name="P228" text:outline-level="2">“force_active” Object</text:h>
      <text:p text:style-name="P21">The force_active object defines the user active force. <text:s/>The object is not required. <text:s/>You only define the object for use by one or more of the bodies. <text:s/>You can define a single force_active object, or multiple objects. <text:s/>There are only two requirements.</text:p>
      <text:list xml:id="list16460370321" text:style-name="L2">
        <text:list-item>
          <text:p text:style-name="P184">Each force_active object must have a unique name. <text:s/>This is assigned through the name keyword.</text:p>
        </text:list-item>
        <text:list-item>
          <text:p text:style-name="P184">If a body specifies a force_active object, that object must be defined, and it must have the exact same name as specified by the body object.</text:p>
        </text:list-item>
      </text:list>
      <text:p text:style-name="P21">The force_active object has two properties:</text:p>
      <text:list xml:id="list742170030" text:style-name="L3">
        <text:list-item>
          <text:p text:style-name="P185">A “name” keyword.</text:p>
        </text:list-item>
        <text:list-item>
          <text:p text:style-name="P185">A “force” sub-object.</text:p>
        </text:list-item>
      </text:list>
      <text:h text:style-name="P167" text:outline-level="3">“name” keyword</text:h>
      <text:p text:style-name="P20"><text:span text:style-name="T11">The name keyword identifies this specific </text:span><text:span text:style-name="T14">force_active object</text:span><text:span text:style-name="T11"> that you defined. <text:s/>It allows you to reference the </text:span><text:span text:style-name="T14">force_active object</text:span><text:span text:style-name="T11"> by name in the bodies.in file. <text:s/>The name you use in the bodies.in file must exactly match the name you defined here. <text:s/>The name can have spaces in it, but it must be enclosed in quotation marks. <text:s/></text:span><text:span text:style-name="T6"><text:sequence-ref text:reference-format="category-and-value" text:ref-name="refTable5">Table 4.1</text:sequence-ref></text:span><text:span text:style-name="T6"> lists the keyword details.</text:span></text:p>
      <text:p text:style-name="P68"><text:span text:style-name="T3">Table </text:span><text:sequence text:ref-name="refTable5" text:name="Table" text:formula="ooow:Table+1" style:num-format="1">4.1</text:sequence>: <text:s/>“<text:span text:style-name="T12">name</text:span><text:span text:style-name="T7">”</text:span><text:span text:style-name="T3"> Detail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Scope:</text:p>
          </table:table-cell>
          <table:table-cell table:style-name="Table5.B1" office:value-type="string">
            <text:p text:style-name="P55">force_active::name</text:p>
          </table:table-cell>
        </table:table-row>
        <table:table-row>
          <table:table-cell table:style-name="Table5.A2" office:value-type="string">
            <text:p text:style-name="P31">Format:</text:p>
          </table:table-cell>
          <table:table-cell table:style-name="Table5.B2" office:value-type="string">
            <text:p text:style-name="P49"><text:span text:style-name="T13">T</text:span>ext input. <text:s/><text:span text:style-name="T13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5.A2" office:value-type="string">
            <text:p text:style-name="P31">Valid Range:</text:p>
          </table:table-cell>
          <table:table-cell table:style-name="Table5.B7" office:value-type="string">
            <text:p text:style-name="P52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5.A2" office:value-type="string">
            <text:p text:style-name="P58">Instances:</text:p>
          </table:table-cell>
          <table:table-cell table:style-name="Table5.B7" office:value-type="string">
            <text:p text:style-name="P64">1</text:p>
          </table:table-cell>
        </table:table-row>
        <table:table-row>
          <table:table-cell table:style-name="Table5.A2" office:value-type="string">
            <text:p text:style-name="P39">Required:</text:p>
          </table:table-cell>
          <table:table-cell table:style-name="Table5.B7" office:value-type="string">
            <text:p text:style-name="P44">Required</text:p>
          </table:table-cell>
        </table:table-row>
        <table:table-row>
          <table:table-cell table:style-name="Table5.A2" office:value-type="string">
            <text:p text:style-name="P39">Default Value:</text:p>
          </table:table-cell>
          <table:table-cell table:style-name="Table5.B7" office:value-type="string">
            <text:p text:style-name="P44">None</text:p>
          </table:table-cell>
        </table:table-row>
        <table:table-row>
          <table:table-cell table:style-name="Table5.A2" office:value-type="string">
            <text:p text:style-name="P54"><text:span text:style-name="T4">Dependents</text:span><text:span text:style-name="T3">:</text:span></text:p>
          </table:table-cell>
          <table:table-cell table:style-name="Table5.B7" office:value-type="string">
            <text:p text:style-name="P52">None</text:p>
          </table:table-cell>
        </table:table-row>
        <table:table-row>
          <table:table-cell table:style-name="Table5.A2" office:value-type="string">
            <text:p text:style-name="P31">Similar Keywords:</text:p>
          </table:table-cell>
          <table:table-cell table:style-name="Table5.B8" office:value-type="string">
            <text:p text:style-name="P136"><text:span text:style-name="T33">force_react::name</text:span></text:p>
            <text:p text:style-name="P136"><text:span text:style-name="T33">force_cross::name</text:span></text:p>
          </table:table-cell>
        </table:table-row>
      </table:table>
      <text:p text:style-name="P17"/>
      <text:p text:style-name="P75">Example:</text:p>
      <text:p text:style-name="P29"><text:span text:style-name="T10">name “</text:span><text:span text:style-name="T14">Active Force 1</text:span><text:span text:style-name="T10">”;</text:span></text:p>
      <text:p text:style-name="P79"/>
      <text:h text:style-name="DocHeading3" text:outline-level="3"><text:soft-page-break/><text:span text:style-name="T10">“</text:span><text:span text:style-name="T15">force” sub-Object.</text:span></text:h>
      <text:p text:style-name="P23">The force declaration is actually a sub-object of the force_active object. <text:s/>You can read more about it <text:span text:style-name="T16">in Section </text:span><text:span text:style-name="T16"><text:bookmark-ref text:reference-format="number" text:ref-name="__RefHeading__608_1105147028">4.2</text:bookmark-ref></text:span><text:span text:style-name="T16">.</text:span></text:p>
      <text:h text:style-name="P229" text:outline-level="2"><text:bookmark-start text:name="__RefHeading__608_1105147028"/>“force” object<text:bookmark-end text:name="__RefHeading__608_1105147028"/></text:h>
      <text:p text:style-name="P24"><text:span text:style-name="T17">The force object represents a coefficient for a single equation, defined within a force_active object. <text:s/>You can have multiple instances of the force object, but each instance can only define the coefficient for a single equation of motion. <text:s/></text:span><text:span text:style-name="T6"><text:sequence-ref text:reference-format="category-and-value" text:ref-name="refTable6">Table 4.2</text:sequence-ref></text:span><text:span text:style-name="T6"> lists the </text:span><text:span text:style-name="T17">object </text:span><text:span text:style-name="T6">details.</text:span></text:p>
      <text:p text:style-name="P70"><text:span text:style-name="T3">Table </text:span><text:sequence text:ref-name="refTable6" text:name="Table" text:formula="ooow:Table+1" style:num-format="1">4.2</text:sequence>: <text:s/>“<text:span text:style-name="T33">force</text:span><text:span text:style-name="T7">”</text:span><text:span text:style-name="T3"> Detail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Scope:</text:p>
          </table:table-cell>
          <table:table-cell table:style-name="Table7.B1" office:value-type="string">
            <text:p text:style-name="P86">force_active::force</text:p>
          </table:table-cell>
        </table:table-row>
        <table:table-row>
          <table:table-cell table:style-name="Table7.A2" office:value-type="string">
            <text:p text:style-name="P59">Instances:</text:p>
          </table:table-cell>
          <table:table-cell table:style-name="Table7.B5" office:value-type="string">
            <text:p text:style-name="P86">Multiple, up to the number of equations of motion. <text:s/>Equations of motion depend on the motion model used, which is specific to each body object.</text:p>
          </table:table-cell>
        </table:table-row>
        <table:table-row>
          <table:table-cell table:style-name="Table7.A2" office:value-type="string">
            <text:p text:style-name="P41">Required:</text:p>
          </table:table-cell>
          <table:table-cell table:style-name="Table7.B5" office:value-type="string">
            <text:p text:style-name="P86">At least one instance required.</text:p>
          </table:table-cell>
        </table:table-row>
        <table:table-row>
          <table:table-cell table:style-name="Table7.A2" office:value-type="string">
            <text:p text:style-name="P41">Default Value:</text:p>
          </table:table-cell>
          <table:table-cell table:style-name="Table7.B5" office:value-type="string">
            <text:p text:style-name="P46">None</text:p>
          </table:table-cell>
        </table:table-row>
        <table:table-row>
          <table:table-cell table:style-name="Table7.A2" office:value-type="string">
            <text:p text:style-name="P65"><text:span text:style-name="T4">Dependents</text:span><text:span text:style-name="T3">:</text:span></text:p>
          </table:table-cell>
          <table:table-cell table:style-name="Table7.B5" office:value-type="string">
            <text:p text:style-name="P86">force_active</text:p>
          </table:table-cell>
        </table:table-row>
        <table:table-row>
          <table:table-cell table:style-name="Table7.A2" office:value-type="string">
            <text:p text:style-name="P33">Similar <text:span text:style-name="T45">Objects</text:span>:</text:p>
          </table:table-cell>
          <table:table-cell table:style-name="Table7.B6" office:value-type="string">
            <text:p text:style-name="P86">force_react::derivative::equation</text:p>
          </table:table-cell>
        </table:table-row>
      </table:table>
      <text:p text:style-name="P18"/>
      <text:p text:style-name="P76">Example:</text:p>
      <text:p text:style-name="P213">force_active {</text:p>
      <text:p text:style-name="P213"><text:s text:c="2"/>//User defined name of user active force. <text:s/>Other objects refer to this name</text:p>
      <text:p text:style-name="P213"><text:s text:c="2"/>name "active force 2";</text:p>
      <text:p text:style-name="P213"/>
      <text:p text:style-name="P213"><text:s text:c="2"/>//Coefficients for user defined active forces.</text:p>
      <text:p text:style-name="P217"><text:s text:c="2"/>force {</text:p>
      <text:p text:style-name="P213"><text:s text:c="4"/>equation 1;</text:p>
      <text:p text:style-name="P213"><text:s text:c="4"/>coeff /*F1 = */ 7.8102&lt;0.69474;</text:p>
      <text:p text:style-name="P217"><text:s text:c="2"/>}</text:p>
      <text:p text:style-name="P152"/>
      <text:h text:style-name="DocHeading3" text:outline-level="3"><text:span text:style-name="T17">“</text:span><text:span text:style-name="T18">equation” keyword </text:span></text:h>
      <text:p text:style-name="P25"><text:span text:style-name="T18">The force object must be associated with a specific equation. <text:s/>The equation keyword specifies which equation of motion the force coefficient applies to. <text:s/></text:span><text:span text:style-name="T19">Equations are numbered starting from equation 1. <text:s/>Refer to the motion model to determine the physical meaning of each equation number. <text:s/></text:span><text:span text:style-name="T11"><text:s/></text:span><text:span text:style-name="T6"><text:sequence-ref text:reference-format="category-and-value" text:ref-name="refTable7">Table 4.3</text:sequence-ref></text:span><text:span text:style-name="T6"> lists the keyword details.</text:span></text:p>
      <text:p text:style-name="P71"><text:soft-page-break/><text:span text:style-name="T3">Table </text:span><text:sequence text:ref-name="refTable7" text:name="Table" text:formula="ooow:Table+1" style:num-format="1">4.3</text:sequence>: <text:s/>“<text:span text:style-name="T19">equation</text:span><text:span text:style-name="T7">”</text:span><text:span text:style-name="T3"> Details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Scope:</text:p>
          </table:table-cell>
          <table:table-cell table:style-name="Table8.B1" office:value-type="string">
            <text:p text:style-name="P56">force_active::<text:span text:style-name="T19">force::equation</text:span></text:p>
          </table:table-cell>
        </table:table-row>
        <table:table-row>
          <table:table-cell table:style-name="Table8.A2" office:value-type="string">
            <text:p text:style-name="P34">Format:</text:p>
          </table:table-cell>
          <table:table-cell table:style-name="Table8.B2" office:value-type="string">
            <text:p text:style-name="P89">Integer input</text:p>
          </table:table-cell>
        </table:table-row>
        <table:table-row>
          <table:table-cell table:style-name="Table8.A2" office:value-type="string">
            <text:p text:style-name="P34">Valid Range:</text:p>
          </table:table-cell>
          <table:table-cell table:style-name="Table8.B7" office:value-type="string">
            <text:p text:style-name="P89">Integer must match one of the equation numbers used by the motion model.</text:p>
          </table:table-cell>
        </table:table-row>
        <table:table-row>
          <table:table-cell table:style-name="Table8.A2" office:value-type="string">
            <text:p text:style-name="P60">Instances:</text:p>
          </table:table-cell>
          <table:table-cell table:style-name="Table8.B7" office:value-type="string">
            <text:p text:style-name="P89">Single instance per force object.</text:p>
          </table:table-cell>
        </table:table-row>
        <table:table-row>
          <table:table-cell table:style-name="Table8.A2" office:value-type="string">
            <text:p text:style-name="P42">Required:</text:p>
          </table:table-cell>
          <table:table-cell table:style-name="Table8.B7" office:value-type="string">
            <text:p text:style-name="P47">Required</text:p>
          </table:table-cell>
        </table:table-row>
        <table:table-row>
          <table:table-cell table:style-name="Table8.A2" office:value-type="string">
            <text:p text:style-name="P42">Default Value:</text:p>
          </table:table-cell>
          <table:table-cell table:style-name="Table8.B7" office:value-type="string">
            <text:p text:style-name="P47">None</text:p>
          </table:table-cell>
        </table:table-row>
        <table:table-row>
          <table:table-cell table:style-name="Table8.A2" office:value-type="string">
            <text:p text:style-name="P66"><text:span text:style-name="T4">Dependents</text:span><text:span text:style-name="T3">:</text:span></text:p>
          </table:table-cell>
          <table:table-cell table:style-name="Table8.B7" office:value-type="string">
            <text:p text:style-name="P89">force_active::force</text:p>
          </table:table-cell>
        </table:table-row>
        <table:table-row>
          <table:table-cell table:style-name="Table8.A2" office:value-type="string">
            <text:p text:style-name="P34">Similar Keywords:</text:p>
          </table:table-cell>
          <table:table-cell table:style-name="Table8.B8" office:value-type="string">
            <text:p text:style-name="P140">None</text:p>
          </table:table-cell>
        </table:table-row>
      </table:table>
      <text:p text:style-name="P19"/>
      <text:p text:style-name="P77">Example:</text:p>
      <text:p text:style-name="P214">force_active {</text:p>
      <text:p text:style-name="P214"><text:s text:c="2"/>//User defined name of user active force. <text:s/>Other objects refer to this name</text:p>
      <text:p text:style-name="P214"><text:s text:c="2"/>name "active force 2";</text:p>
      <text:p text:style-name="P214"/>
      <text:p text:style-name="P214"><text:s text:c="2"/>//Coefficients for user defined active forces.</text:p>
      <text:p text:style-name="P214"><text:s text:c="2"/>force {</text:p>
      <text:p text:style-name="P218"><text:s text:c="4"/>equation 1;</text:p>
      <text:p text:style-name="P214"><text:s text:c="4"/>coeff /*F1 = */ 7.8102&lt;0.69474;</text:p>
      <text:p text:style-name="P214"><text:s text:c="2"/>}</text:p>
      <text:p text:style-name="P153"/>
      <text:h text:style-name="DocHeading3" text:outline-level="3"><text:span text:style-name="T19">“</text:span><text:span text:style-name="T20">coeff” keyword </text:span></text:h>
      <text:p text:style-name="P26"><text:span text:style-name="T21">The coeff keyword specifies the actual coefficient value associated with the active force coefficient. <text:s/>The coeff value is only associated with the equation of motion for the equation specified by the “equation” keyword. <text:s/></text:span><text:span text:style-name="T6"><text:sequence-ref text:reference-format="category-and-value" text:ref-name="refTable8">Table 4.4</text:sequence-ref></text:span><text:span text:style-name="T6"> lists the keyword details.</text:span></text:p>
      <text:p text:style-name="P72"><text:span text:style-name="T3">Table </text:span><text:sequence text:ref-name="refTable8" text:name="Table" text:formula="ooow:Table+1" style:num-format="1">4.4</text:sequence>: <text:s/>“<text:span text:style-name="T22">coeff</text:span><text:span text:style-name="T7">”</text:span><text:span text:style-name="T3"> Detail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5">Scope:</text:p>
          </table:table-cell>
          <table:table-cell table:style-name="Table9.B1" office:value-type="string">
            <text:p text:style-name="P57">force_active::<text:span text:style-name="T19">force::</text:span><text:span text:style-name="T22">coeff</text:span></text:p>
          </table:table-cell>
        </table:table-row>
        <table:table-row>
          <table:table-cell table:style-name="Table9.A2" office:value-type="string">
            <text:p text:style-name="P35">Format:</text:p>
          </table:table-cell>
          <table:table-cell table:style-name="Table9.B2" office:value-type="string">
            <text:p text:style-name="P91">Complex number input, any of the available formats.</text:p>
          </table:table-cell>
        </table:table-row>
        <table:table-row>
          <table:table-cell table:style-name="Table9.A2" office:value-type="string">
            <text:p text:style-name="P35">Valid Range:</text:p>
          </table:table-cell>
          <table:table-cell table:style-name="Table9.B7" office:value-type="string">
            <text:p text:style-name="P53"><text:span text:style-name="T22">Any range is valid. <text:s/>If specifying input as an amplitude and phase angle, the phase angle must be between 0 rad and 6.28 rad (0 to 2</text:span><text:span text:style-name="T23">π</text:span><text:span text:style-name="T24">)</text:span></text:p>
          </table:table-cell>
        </table:table-row>
        <table:table-row>
          <table:table-cell table:style-name="Table9.A2" office:value-type="string">
            <text:p text:style-name="P61"><text:span text:style-name="T22">I</text:span>nstances:</text:p>
          </table:table-cell>
          <table:table-cell table:style-name="Table9.B7" office:value-type="string">
            <text:p text:style-name="P90">Single instance per force object.</text:p>
          </table:table-cell>
        </table:table-row>
        <table:table-row>
          <table:table-cell table:style-name="Table9.A2" office:value-type="string">
            <text:p text:style-name="P43">Required:</text:p>
          </table:table-cell>
          <table:table-cell table:style-name="Table9.B7" office:value-type="string">
            <text:p text:style-name="P138"><text:span text:style-name="T40">One required for every instance of the force object.</text:span></text:p>
          </table:table-cell>
        </table:table-row>
        <table:table-row>
          <table:table-cell table:style-name="Table9.A2" office:value-type="string">
            <text:p text:style-name="P43">Default Value:</text:p>
          </table:table-cell>
          <table:table-cell table:style-name="Table9.B7" office:value-type="string">
            <text:p text:style-name="P137"><text:span text:style-name="T39">0.00+0.00i (Assumed if the coefficient is not defined.)</text:span></text:p>
          </table:table-cell>
        </table:table-row>
        <table:table-row>
          <table:table-cell table:style-name="Table9.A2" office:value-type="string">
            <text:p text:style-name="P67"><text:span text:style-name="T4">Dependents</text:span><text:span text:style-name="T3">:</text:span></text:p>
          </table:table-cell>
          <table:table-cell table:style-name="Table9.B7" office:value-type="string">
            <text:p text:style-name="P90">force_active::force</text:p>
          </table:table-cell>
        </table:table-row>
        <table:table-row>
          <table:table-cell table:style-name="Table9.A2" office:value-type="string">
            <text:p text:style-name="P35">Similar Keywords:</text:p>
          </table:table-cell>
          <table:table-cell table:style-name="Table9.B8" office:value-type="string">
            <text:p text:style-name="P48">None</text:p>
          </table:table-cell>
        </table:table-row>
      </table:table>
      <text:p text:style-name="P188"/>
      <text:p text:style-name="P189">The input for the coefficient is a complex number. <text:s/>This input can be specified in any one of the following formats:</text:p>
      <text:list xml:id="list1539667010" text:style-name="L4">
        <text:list-item>
          <text:p text:style-name="P190"><text:span text:style-name="T25">Polar notation:</text:span><text:span text:style-name="T28"> </text:span><text:span text:style-name="T29">Enter the magnitude, a left angle bracket, and then the phase angle. <text:s/>Do not put </text:span><text:soft-page-break/><text:span text:style-name="T29">spaces between magnitude and phase angle: <text:s/>R&lt;tht</text:span></text:p>
        </text:list-item>
        <text:list-item>
          <text:p text:style-name="P190"><text:span text:style-name="T26">Rectangular notation</text:span><text:span text:style-name="T30">: <text:s/>Enter the real component, a plus or minus sign, the imaginary component, and then the symbol for an imaginary number (i). <text:s/>The plus or minus will be interpreted as the sign of the imaginary component. <text:s/>Do not include any spaces between the components.: <text:s/></text:span><text:span text:style-name="T31">a+bi</text:span></text:p>
        </text:list-item>
        <text:list-item>
          <text:p text:style-name="P191"><text:span text:style-name="T26">Component notation:</text:span><text:span text:style-name="T29"> <text:s/></text:span><text:span text:style-name="T32">Enter an opening parentheses, the real component, a comma, the imaginary component, and a closing parentheses. <text:s/>Do not include spaces between any components.: <text:s/></text:span><text:span text:style-name="T22">(a,b)</text:span></text:p>
        </text:list-item>
      </text:list>
      <text:p text:style-name="P78">Example:</text:p>
      <text:p text:style-name="P215">force_active {</text:p>
      <text:p text:style-name="P215"><text:s text:c="2"/>//User defined name of user active force. <text:s/>Other objects refer to this name</text:p>
      <text:p text:style-name="P215"><text:s text:c="2"/>name "active force 2";</text:p>
      <text:p text:style-name="P215"/>
      <text:p text:style-name="P215"><text:s text:c="2"/>//Coefficients for user defined active forces.</text:p>
      <text:p text:style-name="P215"><text:s text:c="2"/>force {</text:p>
      <text:p text:style-name="P221"><text:s text:c="4"/>equation 1;</text:p>
      <text:p text:style-name="P219"><text:s text:c="4"/>coeff 7.8102&lt;0.69474;</text:p>
      <text:p text:style-name="P215"><text:s text:c="2"/>}</text:p>
      <text:p text:style-name="P154"/>
      <text:h text:style-name="P84" text:outline-level="1">User Reactive Force Objects</text:h>
      <text:p text:style-name="P192">The user reactive force objects depend on the body motions. <text:s/>They can vary with any derivative of the body motion, and they can include elements from multiple motion variables for a single body. <text:s/></text:p>
      <text:h text:style-name="P230" text:outline-level="2">“force_react” object</text:h>
      <text:p text:style-name="P186"><text:span text:style-name="T33">The force_react object defines the user reactive force. <text:s/>The object is not required. <text:s/>You only define the object for use by one or more of the bodies. <text:s/>You can define a single force_react object, or multiple objects. <text:s/>The force_react object can consist of multiple derivatives and depend on multiple variables of motion for each equation of motion. <text:s/>The force_react object is organized with the following hierarchy.</text:span></text:p>
      <text:p text:style-name="DocCode"><text:span text:style-name="T33">force_react object</text:span></text:p>
      <text:p text:style-name="DocCode"><text:span text:style-name="T33">--&gt; derivative </text:span></text:p>
      <text:p text:style-name="DocCode"><text:span text:style-name="T33">– | --&gt; equation set</text:span></text:p>
      <text:p text:style-name="DocCode"><text:span text:style-name="T33">– | – | –&gt; force coefficients (list)</text:span></text:p>
      <text:p text:style-name="DocCode"><text:span text:style-name="T33">– | – | – | --&gt; coefficient for each variable</text:span></text:p>
      <text:p text:style-name="P192">When you define a force_react object, give careful thought to the grouping of your output forces. <text:s/>When oFreq calculates output forces, it calculates them for the force_react objects as well. <text:s/>All components for the force_react objects are grouped into a single output. <text:s/>oFreq only differentiates per equation. <text:s/>It is more useful to define the force_react objects logically associated with each of the physical sources for the reactive forces. <text:s/>This allows you to identify the relative magnitude of forces from each source when viewing the output from oFreq.</text:p>
      <text:h text:style-name="DocHeading3" text:outline-level="3">“<text:span text:style-name="T33">name” keyword </text:span></text:h>
      <text:p text:style-name="P201"><text:span text:style-name="T11">The name keyword identifies this specific </text:span><text:span text:style-name="T14">force_</text:span><text:span text:style-name="T33">react</text:span><text:span text:style-name="T14"> object</text:span><text:span text:style-name="T11"> that you defined. <text:s/>It allows you to reference the </text:span><text:span text:style-name="T14">force_</text:span><text:span text:style-name="T33">react </text:span><text:span text:style-name="T14">object</text:span><text:span text:style-name="T11"> by name in the bodies.in file. <text:s/>The name you use in the bodies.in file must exactly match the name you defined here. <text:s/>The name can have spaces in it, but it must be enclosed in quotation marks. <text:s/></text:span><text:span text:style-name="T6"><text:sequence-ref text:reference-format="category-and-value" text:ref-name="refTable9">Table 5.1</text:sequence-ref></text:span><text:soft-page-break/><text:span text:style-name="T6"> lists the keyword details.</text:span></text:p>
      <text:p text:style-name="P172"><text:span text:style-name="T3">Table </text:span><text:sequence text:ref-name="refTable9" text:name="Table" text:formula="ooow:Table+1" style:num-format="1">5.1</text:sequence>: <text:s/>“<text:span text:style-name="T12">name</text:span><text:span text:style-name="T7">”</text:span><text:span text:style-name="T3"> Details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2">Scope:</text:p>
          </table:table-cell>
          <table:table-cell table:style-name="Table10.B1" office:value-type="string">
            <text:p text:style-name="P99">force_<text:span text:style-name="T33">react</text:span>::name</text:p>
          </table:table-cell>
        </table:table-row>
        <table:table-row>
          <table:table-cell table:style-name="Table10.A2" office:value-type="string">
            <text:p text:style-name="P92">Format:</text:p>
          </table:table-cell>
          <table:table-cell table:style-name="Table10.B2" office:value-type="string">
            <text:p text:style-name="P105"><text:span text:style-name="T13">T</text:span>ext input. <text:s/><text:span text:style-name="T13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10.A2" office:value-type="string">
            <text:p text:style-name="P92">Valid Range:</text:p>
          </table:table-cell>
          <table:table-cell table:style-name="Table10.B7" office:value-type="string">
            <text:p text:style-name="P110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10.A2" office:value-type="string">
            <text:p text:style-name="P116">Instances:</text:p>
          </table:table-cell>
          <table:table-cell table:style-name="Table10.B7" office:value-type="string">
            <text:p text:style-name="P123">1</text:p>
          </table:table-cell>
        </table:table-row>
        <table:table-row>
          <table:table-cell table:style-name="Table10.A2" office:value-type="string">
            <text:p text:style-name="P129">Required:</text:p>
          </table:table-cell>
          <table:table-cell table:style-name="Table10.B7" office:value-type="string">
            <text:p text:style-name="P136">Required</text:p>
          </table:table-cell>
        </table:table-row>
        <table:table-row>
          <table:table-cell table:style-name="Table10.A2" office:value-type="string">
            <text:p text:style-name="P129">Default Value:</text:p>
          </table:table-cell>
          <table:table-cell table:style-name="Table10.B7" office:value-type="string">
            <text:p text:style-name="P136">None</text:p>
          </table:table-cell>
        </table:table-row>
        <table:table-row>
          <table:table-cell table:style-name="Table10.A2" office:value-type="string">
            <text:p text:style-name="P145"><text:span text:style-name="T4">Dependents</text:span><text:span text:style-name="T3">:</text:span></text:p>
          </table:table-cell>
          <table:table-cell table:style-name="Table10.B7" office:value-type="string">
            <text:p text:style-name="P110">None</text:p>
          </table:table-cell>
        </table:table-row>
        <table:table-row>
          <table:table-cell table:style-name="Table10.A2" office:value-type="string">
            <text:p text:style-name="P92">Similar Keywords:</text:p>
          </table:table-cell>
          <table:table-cell table:style-name="Table10.B8" office:value-type="string">
            <text:p text:style-name="P136"><text:span text:style-name="T33">force_active::name</text:span></text:p>
            <text:p text:style-name="P136"><text:span text:style-name="T33">force_cross::name</text:span></text:p>
          </table:table-cell>
        </table:table-row>
      </table:table>
      <text:p text:style-name="P195"/>
      <text:p text:style-name="P156">Example:</text:p>
      <text:p text:style-name="P222"><text:span text:style-name="T10">name “</text:span><text:span text:style-name="T34">Reactive Force 1</text:span><text:span text:style-name="T10">”;</text:span></text:p>
      <text:p text:style-name="P161"><text:span text:style-name="T10"/></text:p>
      <text:h text:style-name="P168" text:outline-level="3"><text:span text:style-name="T35">“derivative” sub-Object</text:span></text:h>
      <text:p text:style-name="P202"><text:span text:style-name="T35">The derivative keyword is actually a sub-object of the force_react object. <text:s/>Read Section </text:span><text:span text:style-name="T35"><text:bookmark-ref text:reference-format="number-no-superior" text:ref-name="__RefHeading__1176_1582507284">5.2</text:bookmark-ref></text:span><text:span text:style-name="T35"> to learn more about this object.</text:span></text:p>
      <text:h text:style-name="DocHeading2" text:outline-level="2"><text:bookmark-start text:name="__RefHeading__1176_1582507284"/><text:span text:style-name="T35">“derivative” Object</text:span><text:bookmark-end text:name="__RefHeading__1176_1582507284"/></text:h>
      <text:p text:style-name="P203"><text:span text:style-name="T39">The derivative object represents a single order of derivative within the force_react object. <text:s/>All the coefficients are still organized by equation and variable. <text:s/>But the defined coefficients actually depend on the </text:span><text:span text:style-name="T37">derivative</text:span><text:span text:style-name="T39"> of those variables. <text:s/>The exact order of derivative is specified by the order coefficient. <text:s/></text:span></text:p>
      <text:p text:style-name="P203"><text:span text:style-name="T39">You do not need to define complete sets of equations and coefficients for every derivative involved. <text:s/>If a coefficient is not defined for a particular equation and variable, oFreq automatically assumes the coefficient is zero.</text:span></text:p>
      <text:p text:style-name="P178"><text:span text:style-name="T6"><text:sequence-ref text:reference-format="category-and-value" text:ref-name="refTable10">Table 5.2</text:sequence-ref></text:span><text:span text:style-name="T6"> lists the </text:span><text:span text:style-name="T40">object </text:span><text:span text:style-name="T6">details.</text:span></text:p>
      <text:p text:style-name="P173"><text:span text:style-name="T3">Table </text:span><text:sequence text:ref-name="refTable10" text:name="Table" text:formula="ooow:Table+1" style:num-format="1">5.2</text:sequence>: <text:s/>“<text:span text:style-name="T40">derivative</text:span><text:span text:style-name="T7">”</text:span><text:span text:style-name="T3"> Details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3">Scope:</text:p>
          </table:table-cell>
          <table:table-cell table:style-name="Table11.B1" office:value-type="string">
            <text:p text:style-name="P100">force_<text:span text:style-name="T33">react</text:span>::<text:span text:style-name="T40">derivative</text:span></text:p>
          </table:table-cell>
        </table:table-row>
        <table:table-row>
          <table:table-cell table:style-name="Table11.A2" office:value-type="string">
            <text:p text:style-name="P117">Instances:</text:p>
          </table:table-cell>
          <table:table-cell table:style-name="Table11.B5" office:value-type="string">
            <text:p text:style-name="P124"><text:span text:style-name="T40">Multiple, unlimited. <text:s/>Each instance must be a different order of derivative.</text:span></text:p>
          </table:table-cell>
        </table:table-row>
        <table:table-row>
          <table:table-cell table:style-name="Table11.A2" office:value-type="string">
            <text:p text:style-name="P130">Required:</text:p>
          </table:table-cell>
          <table:table-cell table:style-name="Table11.B5" office:value-type="string">
            <text:p text:style-name="P138"><text:span text:style-name="T40">At least one instance required</text:span></text:p>
          </table:table-cell>
        </table:table-row>
        <table:table-row>
          <table:table-cell table:style-name="Table11.A2" office:value-type="string">
            <text:p text:style-name="P130">Default Value:</text:p>
          </table:table-cell>
          <table:table-cell table:style-name="Table11.B5" office:value-type="string">
            <text:p text:style-name="P138">None</text:p>
          </table:table-cell>
        </table:table-row>
        <table:table-row>
          <table:table-cell table:style-name="Table11.A2" office:value-type="string">
            <text:p text:style-name="P146"><text:span text:style-name="T4">Dependents</text:span><text:span text:style-name="T3">:</text:span></text:p>
          </table:table-cell>
          <table:table-cell table:style-name="Table11.B5" office:value-type="string">
            <text:p text:style-name="P111"><text:span text:style-name="T40">force_react</text:span></text:p>
          </table:table-cell>
        </table:table-row>
        <table:table-row>
          <table:table-cell table:style-name="Table11.A2" office:value-type="string">
            <text:p text:style-name="P93">Similar <text:span text:style-name="T44">Objects</text:span>:</text:p>
          </table:table-cell>
          <table:table-cell table:style-name="Table11.B6" office:value-type="string">
            <text:p text:style-name="P138"><text:span text:style-name="T40">force_cross::derivative</text:span></text:p>
          </table:table-cell>
        </table:table-row>
      </table:table>
      <text:p text:style-name="P196"><text:span text:style-name="T39"/></text:p>
      <text:h text:style-name="P169" text:outline-level="3"><text:soft-page-break/><text:span text:style-name="T41">“order” Keyword </text:span></text:h>
      <text:p text:style-name="P204"><text:span text:style-name="T41">The order keyword specifies the order of derivative. <text:s/>You can specify any order of derivative from 0 on up, without any limit. <text:s/>Most practical applications will be an order of derivative from 0 to 2. <text:s/></text:span><text:span text:style-name="T6"><text:sequence-ref text:reference-format="category-and-value" text:ref-name="refTable11">Table 5.3</text:sequence-ref></text:span><text:span text:style-name="T6"> lists the keyword details.</text:span></text:p>
      <text:p text:style-name="P174"><text:span text:style-name="T3">Table </text:span><text:sequence text:ref-name="refTable11" text:name="Table" text:formula="ooow:Table+1" style:num-format="1">5.3</text:sequence>: <text:s/>“<text:span text:style-name="T41">order</text:span><text:span text:style-name="T7">”</text:span><text:span text:style-name="T3"> Details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4">Scope:</text:p>
          </table:table-cell>
          <table:table-cell table:style-name="Table12.B1" office:value-type="string">
            <text:p text:style-name="P101">force_<text:span text:style-name="T33">react</text:span>::<text:span text:style-name="T41">derivative::order</text:span></text:p>
          </table:table-cell>
        </table:table-row>
        <table:table-row>
          <table:table-cell table:style-name="Table12.A2" office:value-type="string">
            <text:p text:style-name="P94">Format:</text:p>
          </table:table-cell>
          <table:table-cell table:style-name="Table12.B2" office:value-type="string">
            <text:p text:style-name="P106"><text:span text:style-name="T41">Integer input</text:span></text:p>
          </table:table-cell>
        </table:table-row>
        <table:table-row>
          <table:table-cell table:style-name="Table12.A2" office:value-type="string">
            <text:p text:style-name="P94">Valid Range:</text:p>
          </table:table-cell>
          <table:table-cell table:style-name="Table12.B7" office:value-type="string">
            <text:p text:style-name="P112"><text:span text:style-name="T41">greater than 0, inclusive (&gt;= 0).</text:span></text:p>
          </table:table-cell>
        </table:table-row>
        <table:table-row>
          <table:table-cell table:style-name="Table12.A2" office:value-type="string">
            <text:p text:style-name="P118">Instances:</text:p>
          </table:table-cell>
          <table:table-cell table:style-name="Table12.B7" office:value-type="string">
            <text:p text:style-name="P125">1 <text:span text:style-name="T41">per derivative object.</text:span></text:p>
          </table:table-cell>
        </table:table-row>
        <table:table-row>
          <table:table-cell table:style-name="Table12.A2" office:value-type="string">
            <text:p text:style-name="P131">Required:</text:p>
          </table:table-cell>
          <table:table-cell table:style-name="Table12.B7" office:value-type="string">
            <text:p text:style-name="P139">Required</text:p>
          </table:table-cell>
        </table:table-row>
        <table:table-row>
          <table:table-cell table:style-name="Table12.A2" office:value-type="string">
            <text:p text:style-name="P131">Default Value:</text:p>
          </table:table-cell>
          <table:table-cell table:style-name="Table12.B7" office:value-type="string">
            <text:p text:style-name="P139">None</text:p>
          </table:table-cell>
        </table:table-row>
        <table:table-row>
          <table:table-cell table:style-name="Table12.A2" office:value-type="string">
            <text:p text:style-name="P147"><text:span text:style-name="T4">Dependents</text:span><text:span text:style-name="T3">:</text:span></text:p>
          </table:table-cell>
          <table:table-cell table:style-name="Table12.B7" office:value-type="string">
            <text:p text:style-name="P112"><text:span text:style-name="T41">force_react::derivative</text:span></text:p>
          </table:table-cell>
        </table:table-row>
        <table:table-row>
          <table:table-cell table:style-name="Table12.A2" office:value-type="string">
            <text:p text:style-name="P94">Similar Keywords:</text:p>
          </table:table-cell>
          <table:table-cell table:style-name="Table12.B8" office:value-type="string">
            <text:p text:style-name="P139"><text:span text:style-name="T41">force_cross::derivative::order</text:span></text:p>
          </table:table-cell>
        </table:table-row>
      </table:table>
      <text:p text:style-name="P197"/>
      <text:p text:style-name="P157">Example:</text:p>
      <text:p text:style-name="DocCode"><text:span text:style-name="T41"><text:s text:c="2"/>derivative {</text:span></text:p>
      <text:p text:style-name="DocCode"><text:span text:style-name="T41"><text:s text:c="4"/>order 0;</text:span></text:p>
      <text:p text:style-name="DocCode"><text:span text:style-name="T41"><text:s text:c="4"/>…</text:span></text:p>
      <text:p text:style-name="DocCode"><text:span text:style-name="T42"><text:s text:c="2"/>}</text:span></text:p>
      <text:p text:style-name="P205"><text:span text:style-name="T10"/></text:p>
      <text:h text:style-name="P170" text:outline-level="3"><text:span text:style-name="T43">“equation” Sub-object</text:span></text:h>
      <text:p text:style-name="P208"><text:span text:style-name="T43">The equation keyword is actually a sub-object of the derivative object. <text:s/>Read Section </text:span><text:span text:style-name="T43"><text:bookmark-ref text:reference-format="number" text:ref-name="__RefHeading__1490_1582507284">5.3</text:bookmark-ref></text:span><text:span text:style-name="T43"> to learn more.</text:span></text:p>
      <text:h text:style-name="DocHeading2" text:outline-level="2"><text:bookmark-start text:name="__RefHeading__1490_1582507284"/><text:span text:style-name="T43">“equation” object</text:span><text:bookmark-end text:name="__RefHeading__1490_1582507284"/></text:h>
      <text:p text:style-name="P209"><text:span text:style-name="T44">Every derivative is composed of a series of equation. <text:s/>Each equation object represents one of those equations. <text:s/>This references an equation of motion. <text:s/>All the coefficients defined under this object will be applied within the specified equation of motion. <text:s/>The coefficients can still depend on different motion variables though. <text:s/></text:span><text:span text:style-name="T41"><text:s/></text:span><text:span text:style-name="T6"><text:sequence-ref text:reference-format="category-and-value" text:ref-name="refTable12">Table 5.4</text:sequence-ref></text:span><text:span text:style-name="T6"> lists the keyword details.</text:span></text:p>
      <text:p text:style-name="DocCaption"><text:span text:style-name="T3">Table </text:span><text:span text:style-name="T44"><text:sequence text:ref-name="refTable12" text:name="Table" text:formula="ooow:Table+1" style:num-format="1">5.4</text:sequence></text:span><text:span text:style-name="T44">: <text:s/>“</text:span><text:span text:style-name="T45">equation</text:span><text:span text:style-name="T7">”</text:span><text:span text:style-name="T3"> Details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5">Scope:</text:p>
          </table:table-cell>
          <table:table-cell table:style-name="Table13.B1" office:value-type="string">
            <text:p text:style-name="P87"><text:span text:style-name="T45">force_react::derivative::equation</text:span></text:p>
          </table:table-cell>
        </table:table-row>
        <table:table-row>
          <table:table-cell table:style-name="Table13.A2" office:value-type="string">
            <text:p text:style-name="P119">Instances:</text:p>
          </table:table-cell>
          <table:table-cell table:style-name="Table13.B5" office:value-type="string">
            <text:p text:style-name="P87">Multiple, up to the number of equations of motion. <text:s/>Equations of motion depend on the motion model used, which is specific to each body object.</text:p>
          </table:table-cell>
        </table:table-row>
        <table:table-row>
          <table:table-cell table:style-name="Table13.A2" office:value-type="string">
            <text:p text:style-name="P132">Required:</text:p>
          </table:table-cell>
          <table:table-cell table:style-name="Table13.B5" office:value-type="string">
            <text:p text:style-name="P87">At least one instance required.</text:p>
          </table:table-cell>
        </table:table-row>
        <table:table-row>
          <table:table-cell table:style-name="Table13.A2" office:value-type="string">
            <text:p text:style-name="P132">Default Value:</text:p>
          </table:table-cell>
          <table:table-cell table:style-name="Table13.B5" office:value-type="string">
            <text:p text:style-name="P141">None</text:p>
          </table:table-cell>
        </table:table-row>
        <table:table-row>
          <table:table-cell table:style-name="Table13.A2" office:value-type="string">
            <text:p text:style-name="P148"><text:span text:style-name="T4">Dependents</text:span><text:span text:style-name="T3">:</text:span></text:p>
          </table:table-cell>
          <table:table-cell table:style-name="Table13.B5" office:value-type="string">
            <text:p text:style-name="P87"><text:span text:style-name="T45">force_react::derivative</text:span></text:p>
          </table:table-cell>
        </table:table-row>
        <table:table-row>
          <table:table-cell table:style-name="Table13.A2" office:value-type="string">
            <text:p text:style-name="P95">Similar <text:span text:style-name="T45">Objects</text:span>:</text:p>
          </table:table-cell>
          <table:table-cell table:style-name="Table13.B6" office:value-type="string">
            <text:p text:style-name="P87"><text:span text:style-name="T45">force_active::force</text:span></text:p>
          </table:table-cell>
        </table:table-row>
      </table:table>
      <text:p text:style-name="P179"><text:span text:style-name="T35"/></text:p>
      <text:p text:style-name="P202"><text:span text:style-name="T35"/></text:p>
      <text:h text:style-name="DocHeading3" text:outline-level="3"><text:soft-page-break/><text:span text:style-name="T35">“</text:span><text:span text:style-name="T46">number” Keyword </text:span></text:h>
      <text:p text:style-name="P210"><text:span text:style-name="T46">The number keyword specifies the number of the equation. <text:s/>This corresponds to the equation of motion on the body that will use this force-react object. <text:s/>The motion model provides an index for each equation motion. </text:span><text:span text:style-name="T47">The number keyword coordinates to specify which equation of motion the equation gets applied to. <text:s/></text:span></text:p>
      <text:p text:style-name="P180"><text:span text:style-name="T6"><text:sequence-ref text:reference-format="category-and-value" text:ref-name="refTable13">Table 5.5</text:sequence-ref></text:span><text:span text:style-name="T6"> lists the keyword details.</text:span></text:p>
      <text:p text:style-name="P175"><text:span text:style-name="T3">Table </text:span><text:sequence text:ref-name="refTable13" text:name="Table" text:formula="ooow:Table+1" style:num-format="1">5.5</text:sequence>: <text:s/>“<text:span text:style-name="T47">number</text:span><text:span text:style-name="T7">”</text:span><text:span text:style-name="T3"> Details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6">Scope:</text:p>
          </table:table-cell>
          <table:table-cell table:style-name="Table14.B1" office:value-type="string">
            <text:p text:style-name="P102">force_<text:span text:style-name="T33">react</text:span>::<text:span text:style-name="T41">derivative::</text:span><text:span text:style-name="T47">equation::number</text:span></text:p>
          </table:table-cell>
        </table:table-row>
        <table:table-row>
          <table:table-cell table:style-name="Table14.A2" office:value-type="string">
            <text:p text:style-name="P96">Format:</text:p>
          </table:table-cell>
          <table:table-cell table:style-name="Table14.B2" office:value-type="string">
            <text:p text:style-name="P107"><text:span text:style-name="T41">Integer input</text:span></text:p>
          </table:table-cell>
        </table:table-row>
        <table:table-row>
          <table:table-cell table:style-name="Table14.A2" office:value-type="string">
            <text:p text:style-name="P96">Valid Range:</text:p>
          </table:table-cell>
          <table:table-cell table:style-name="Table14.B7" office:value-type="string">
            <text:p text:style-name="P113"><text:span text:style-name="T47">Must correspond to the equation of motion number specified by the motion model on the body that will use this force_react object.</text:span></text:p>
          </table:table-cell>
        </table:table-row>
        <table:table-row>
          <table:table-cell table:style-name="Table14.A2" office:value-type="string">
            <text:p text:style-name="P120">Instances:</text:p>
          </table:table-cell>
          <table:table-cell table:style-name="Table14.B7" office:value-type="string">
            <text:p text:style-name="P126">1 <text:span text:style-name="T41">per derivative object.</text:span></text:p>
          </table:table-cell>
        </table:table-row>
        <table:table-row>
          <table:table-cell table:style-name="Table14.A2" office:value-type="string">
            <text:p text:style-name="P133">Required:</text:p>
          </table:table-cell>
          <table:table-cell table:style-name="Table14.B7" office:value-type="string">
            <text:p text:style-name="P142">Required</text:p>
          </table:table-cell>
        </table:table-row>
        <table:table-row>
          <table:table-cell table:style-name="Table14.A2" office:value-type="string">
            <text:p text:style-name="P133">Default Value:</text:p>
          </table:table-cell>
          <table:table-cell table:style-name="Table14.B7" office:value-type="string">
            <text:p text:style-name="P142">None</text:p>
          </table:table-cell>
        </table:table-row>
        <table:table-row>
          <table:table-cell table:style-name="Table14.A2" office:value-type="string">
            <text:p text:style-name="P149"><text:span text:style-name="T4">Dependents</text:span><text:span text:style-name="T3">:</text:span></text:p>
          </table:table-cell>
          <table:table-cell table:style-name="Table14.B7" office:value-type="string">
            <text:p text:style-name="P113"><text:span text:style-name="T41">force_react::derivative::</text:span><text:span text:style-name="T47">equation</text:span></text:p>
          </table:table-cell>
        </table:table-row>
        <table:table-row>
          <table:table-cell table:style-name="Table14.A2" office:value-type="string">
            <text:p text:style-name="P96">Similar Keywords:</text:p>
          </table:table-cell>
          <table:table-cell table:style-name="Table14.B8" office:value-type="string">
            <text:p text:style-name="P102"><text:span text:style-name="T47">force_cross::</text:span><text:span text:style-name="T41">derivative::</text:span><text:span text:style-name="T47">equation::number</text:span></text:p>
          </table:table-cell>
        </table:table-row>
      </table:table>
      <text:p text:style-name="P198"/>
      <text:p text:style-name="P158">Example:</text:p>
      <text:p text:style-name="P224"><text:span text:style-name="T47"><text:s text:c="4"/>equation {</text:span></text:p>
      <text:p text:style-name="DocCode"><text:span text:style-name="T47"><text:s text:c="6"/>number 1;</text:span></text:p>
      <text:p text:style-name="P224"><text:span text:style-name="T41"><text:s text:c="6"/>…</text:span></text:p>
      <text:p text:style-name="P224"><text:span text:style-name="T42"><text:s text:c="4"/>}</text:span></text:p>
      <text:p text:style-name="P206"><text:span text:style-name="T10"/></text:p>
      <text:h text:style-name="DocHeading3" text:outline-level="3"><text:span text:style-name="T35">“</text:span><text:span text:style-name="T48">force” Coefficient</text:span></text:h>
      <text:p text:style-name="P211"><text:span text:style-name="T48">Do not confuse this with the “force” object defined under the force_active object. <text:s/>They are slightly different. <text:s/>This is a keyword and used to define the actual coefficients for each motion variable on a specified equation, in a specified order of derivative. <text:s/>All the placement was already described by the sub-objects that contain this force coefficient. <text:s/>All that remains is to define the actual list of coefficients.</text:span></text:p>
      <text:p text:style-name="P211"><text:span text:style-name="T48">The input is a list of coefficients. <text:s/>Each coefficient is associated with a specific motion variable (actually associated with the derivative of that variable). <text:s/>The coefficients must be real values. <text:s/>They can be any real value. <text:s/>Complex numbers are not permitted while defining the force_react object. <text:s/>They would have no physical meaning. <text:s/></text:span><text:span text:style-name="T6"><text:sequence-ref text:reference-format="category-and-value" text:ref-name="refTable14">Table 5.6</text:sequence-ref></text:span><text:span text:style-name="T6"> lists the keyword details.</text:span></text:p>
      <text:p text:style-name="P176"><text:soft-page-break/><text:span text:style-name="T3">Table </text:span><text:sequence text:ref-name="refTable14" text:name="Table" text:formula="ooow:Table+1" style:num-format="1">5.6</text:sequence>: <text:s/>“<text:span text:style-name="T49">force</text:span><text:span text:style-name="T7">”</text:span><text:span text:style-name="T3"> Details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7">Scope:</text:p>
          </table:table-cell>
          <table:table-cell table:style-name="Table15.B1" office:value-type="string">
            <text:p text:style-name="P103">force_<text:span text:style-name="T33">react</text:span>::<text:span text:style-name="T41">derivative::</text:span><text:span text:style-name="T47">equation::</text:span><text:span text:style-name="T49">force</text:span></text:p>
          </table:table-cell>
        </table:table-row>
        <table:table-row>
          <table:table-cell table:style-name="Table15.A2" office:value-type="string">
            <text:p text:style-name="P97">Format:</text:p>
          </table:table-cell>
          <table:table-cell table:style-name="Table15.B2" office:value-type="string">
            <text:p text:style-name="P108"><text:span text:style-name="T49">List of decimal numbers. <text:s/>Numbers can also be specified in scientific notation (5.0E5)</text:span></text:p>
          </table:table-cell>
        </table:table-row>
        <table:table-row>
          <table:table-cell table:style-name="Table15.A2" office:value-type="string">
            <text:p text:style-name="P97">Valid Range:</text:p>
          </table:table-cell>
          <table:table-cell table:style-name="Table15.B7" office:value-type="string">
            <text:p text:style-name="P114"><text:span text:style-name="T47">Must correspond to the equation of motion number specified by the motion model on the body that will use this force_react object.</text:span></text:p>
          </table:table-cell>
        </table:table-row>
        <table:table-row>
          <table:table-cell table:style-name="Table15.A2" office:value-type="string">
            <text:p text:style-name="P121">Instances:</text:p>
          </table:table-cell>
          <table:table-cell table:style-name="Table15.B7" office:value-type="string">
            <text:p text:style-name="P127">1 <text:span text:style-name="T41">per derivative object.</text:span></text:p>
          </table:table-cell>
        </table:table-row>
        <table:table-row>
          <table:table-cell table:style-name="Table15.A2" office:value-type="string">
            <text:p text:style-name="P134">Required:</text:p>
          </table:table-cell>
          <table:table-cell table:style-name="Table15.B7" office:value-type="string">
            <text:p text:style-name="P143">Required</text:p>
          </table:table-cell>
        </table:table-row>
        <table:table-row>
          <table:table-cell table:style-name="Table15.A2" office:value-type="string">
            <text:p text:style-name="P134">Default Value:</text:p>
          </table:table-cell>
          <table:table-cell table:style-name="Table15.B7" office:value-type="string">
            <text:p text:style-name="P143">None</text:p>
          </table:table-cell>
        </table:table-row>
        <table:table-row>
          <table:table-cell table:style-name="Table15.A2" office:value-type="string">
            <text:p text:style-name="P150"><text:span text:style-name="T4">Dependents</text:span><text:span text:style-name="T3">:</text:span></text:p>
          </table:table-cell>
          <table:table-cell table:style-name="Table15.B7" office:value-type="string">
            <text:p text:style-name="P114"><text:span text:style-name="T41">force_react::derivative::</text:span><text:span text:style-name="T47">equation</text:span></text:p>
          </table:table-cell>
        </table:table-row>
        <table:table-row>
          <table:table-cell table:style-name="Table15.A2" office:value-type="string">
            <text:p text:style-name="P97">Similar Keywords:</text:p>
          </table:table-cell>
          <table:table-cell table:style-name="Table15.B8" office:value-type="string">
            <text:p text:style-name="P103"><text:span text:style-name="T47">force_cross::</text:span><text:span text:style-name="T41">derivative::</text:span><text:span text:style-name="T47">equation::number</text:span></text:p>
          </table:table-cell>
        </table:table-row>
      </table:table>
      <text:p text:style-name="P199"><text:span text:style-name="T48"/></text:p>
      <text:p text:style-name="P211"><text:span text:style-name="T48">The list of coefficients does not need to be sequential. <text:s/>You can specify only specific indexes in the list, or the entire list without any index prefix.</text:span></text:p>
      <text:p text:style-name="P159"><text:span text:style-name="T48">Example:</text:span></text:p>
      <text:p text:style-name="DocCode"><text:span text:style-name="T49">force_react {</text:span></text:p>
      <text:p text:style-name="DocCode"><text:span text:style-name="T49"><text:s text:c="2"/>//User defined name of user reactive force. <text:s/>Other objects refer to this name</text:span></text:p>
      <text:p text:style-name="DocCode"><text:span text:style-name="T49"><text:s text:c="2"/>name "reactive force 1";</text:span></text:p>
      <text:p text:style-name="DocCode"><text:span text:style-name="T49"><text:s text:c="2"/>//Define a derivative, with an equation with user coefficients assigned.</text:span></text:p>
      <text:p text:style-name="DocCode"><text:span text:style-name="T49"><text:s text:c="2"/>//Each derivative contains an equation followed by coefficients for each</text:span></text:p>
      <text:p text:style-name="DocCode"><text:span text:style-name="T49"><text:s text:c="2"/>//variable associated with that derivative.</text:span></text:p>
      <text:p text:style-name="DocCode"><text:span text:style-name="T49"><text:s text:c="2"/>derivative {</text:span></text:p>
      <text:p text:style-name="DocCode"><text:span text:style-name="T49"><text:s text:c="4"/>order 0;</text:span></text:p>
      <text:p text:style-name="DocCode"><text:span text:style-name="T49"><text:s text:c="4"/>equation {</text:span></text:p>
      <text:p text:style-name="DocCode"><text:span text:style-name="T49"><text:s text:c="6"/>number 1;</text:span></text:p>
      <text:p text:style-name="DocCode"><text:span text:style-name="T49"><text:s text:c="6"/></text:span><text:span text:style-name="T27">force (</text:span></text:p>
      <text:p text:style-name="P216"><text:span text:style-name="T49"><text:s text:c="6"/>/*C_x1 = */ 1.00</text:span></text:p>
      <text:p text:style-name="P216"><text:span text:style-name="T49"><text:s text:c="6"/>/*C_x2 = */ 0.00</text:span></text:p>
      <text:p text:style-name="P216"><text:span text:style-name="T49"><text:s text:c="6"/>/*C_x6 = */ 6:1.20</text:span></text:p>
      <text:p text:style-name="P216"><text:span text:style-name="T49"><text:s text:c="6"/>);</text:span></text:p>
      <text:p text:style-name="DocCode"><text:span text:style-name="T49"><text:s text:c="4"/>}</text:span></text:p>
      <text:p text:style-name="P202"><text:span text:style-name="T35"/></text:p>
      <text:h text:style-name="P85" text:outline-level="1"><text:span text:style-name="T35">User Crossbody Forces</text:span></text:h>
      <text:p text:style-name="P193"><text:span text:style-name="T35">The user reactive force objects depend on the motions </text:span><text:span text:style-name="T50">of another body</text:span><text:span text:style-name="T35">. <text:s/>They can vary with any derivative of the </text:span><text:span text:style-name="T50">other body's </text:span><text:span text:style-name="T35">motion, and they can include elements from multiple motion variables </text:span><text:span text:style-name="T50">from the other body.</text:span></text:p>
      <text:h text:style-name="P231" text:outline-level="2"><text:span text:style-name="T35">“force_cross” Object</text:span></text:h>
      <text:p text:style-name="P202"><text:span text:style-name="T35">The force_cross object has the exact same structure and keywords as a force_react object. <text:s/>The only difference is the object name. <text:s/>The real differences happen when the object gets used in the bodies.in input file. <text:s/>At that stage, when implementing a force_cross object, the user selects both the force_cross object, </text:span><text:span text:style-name="T36">and specifies the name of the sending body.</text:span><text:span text:style-name="T38"> <text:s/>The force_cross object then depends on the motions of the </text:span><text:span text:style-name="T36">sending</text:span><text:span text:style-name="T38"> body. <text:s/></text:span></text:p>
      <text:p text:style-name="P202"><text:span text:style-name="T38">If the two bodies use different motion models, be </text:span><text:span text:style-name="T36">very</text:span><text:span text:style-name="T38"> careful in defining the force_cross object. <text:s/>The </text:span><text:soft-page-break/><text:span text:style-name="T38">equation numbers are based on the motion model of the </text:span><text:span text:style-name="T36">receiving </text:span><text:span text:style-name="T38">body, but the coefficient numbers are based on the motion model of the </text:span><text:span text:style-name="T36">sending</text:span><text:span text:style-name="T38"> body. <text:s/>This can easily lead to misinterpretation. <text:s/>The developers recommend you thoroughly test any attempt to use a force_cross object between bodies with different equation models. <text:s/>Be very careful before depending on the results.</text:span></text:p>
      <text:p text:style-name="P155"><text:span text:style-name="T39">With all the similarities in input between force_react and force_cross objects, the use</text:span><text:span text:style-name="T51">r</text:span><text:span text:style-name="T39"> may think that they are actually the same object and interchangeable. <text:s/>Make no mistake, oFreq handles force_cross objects very differently from force_react objects. <text:s/>There are numerous additional checks and error guards that must be addressed in handling force_cross objects. <text:s/>So it does remain necessary to define these as two different types of objects. <text:s/></text:span></text:p>
      <text:p text:style-name="P187"><text:span text:style-name="T51">The force_cross object defines the user crossbody force, which depends on the motions of another body. <text:s/></text:span><text:span text:style-name="T33">The object is not required. <text:s/>You only define the object for use by one or more of the bodies. <text:s/>You can define a single force_cross object, or multiple objects. <text:s/>The force_cross object can consist of multiple derivatives and depend on multiple variables of motion for each equation of motion. <text:s/>The force_cross object is organized with the following hierarchy.</text:span></text:p>
      <text:p text:style-name="P225"><text:span text:style-name="T33">force_cross object</text:span></text:p>
      <text:p text:style-name="P225"><text:span text:style-name="T33">--&gt; derivative </text:span></text:p>
      <text:p text:style-name="P225"><text:span text:style-name="T33">– | --&gt; equation set</text:span></text:p>
      <text:p text:style-name="P225"><text:span text:style-name="T33">– | – | –&gt; force coefficients (list)</text:span></text:p>
      <text:p text:style-name="P225"><text:span text:style-name="T33">– | – | – | --&gt; coefficient for each variable</text:span></text:p>
      <text:p text:style-name="P163"><text:span text:style-name="T33"/></text:p>
      <text:p text:style-name="P194">When you define a force_cross object, give careful thought to the grouping of your output forces. <text:s/>When oFreq calculates output forces, it calculates them for the force_cross objects as well. <text:s/>All components for the force_cross objects are grouped into a single output. <text:s/>oFreq only differentiates per equation. <text:s/>It is more useful to define the force_cross objects logically associated with each of the physical sources for the reactive forces. <text:s/>This allows you to identify the relative magnitude of forces from each source when viewing the output from oFreq.</text:p>
      <text:h text:style-name="P171" text:outline-level="3">“<text:span text:style-name="T33">name” keyword </text:span></text:h>
      <text:p text:style-name="P212"><text:span text:style-name="T11">The name keyword identifies this specific </text:span><text:span text:style-name="T14">force_cross</text:span><text:span text:style-name="T14"> object</text:span><text:span text:style-name="T11"> that you defined. <text:s/>It allows you to reference the </text:span><text:span text:style-name="T14">force_cross</text:span><text:span text:style-name="T33"> </text:span><text:span text:style-name="T14">object</text:span><text:span text:style-name="T11"> by name in the bodies.in file. <text:s/>The name you use in the bodies.in file must exactly match the name you defined here. <text:s/>The name can have spaces in it, but it must be enclosed in quotation marks. <text:s/></text:span><text:span text:style-name="T6"><text:sequence-ref text:reference-format="category-and-value" text:ref-name="refTable15">Table 6.1</text:sequence-ref></text:span><text:span text:style-name="T6"> lists the keyword details.</text:span></text:p>
      <text:p text:style-name="P177"><text:soft-page-break/><text:span text:style-name="T3">Table </text:span><text:sequence text:ref-name="refTable15" text:name="Table" text:formula="ooow:Table+1" style:num-format="1">6.1</text:sequence>: <text:s/>“<text:span text:style-name="T12">name</text:span><text:span text:style-name="T7">”</text:span><text:span text:style-name="T3"> Details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8">Scope:</text:p>
          </table:table-cell>
          <table:table-cell table:style-name="Table16.B1" office:value-type="string">
            <text:p text:style-name="P104">force_cross::name</text:p>
          </table:table-cell>
        </table:table-row>
        <table:table-row>
          <table:table-cell table:style-name="Table16.A2" office:value-type="string">
            <text:p text:style-name="P98">Format:</text:p>
          </table:table-cell>
          <table:table-cell table:style-name="Table16.B2" office:value-type="string">
            <text:p text:style-name="P109"><text:span text:style-name="T13">T</text:span>ext input. <text:s/><text:span text:style-name="T13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16.A2" office:value-type="string">
            <text:p text:style-name="P98">Valid Range:</text:p>
          </table:table-cell>
          <table:table-cell table:style-name="Table16.B7" office:value-type="string">
            <text:p text:style-name="P115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16.A2" office:value-type="string">
            <text:p text:style-name="P122">Instances:</text:p>
          </table:table-cell>
          <table:table-cell table:style-name="Table16.B7" office:value-type="string">
            <text:p text:style-name="P128">1</text:p>
          </table:table-cell>
        </table:table-row>
        <table:table-row>
          <table:table-cell table:style-name="Table16.A2" office:value-type="string">
            <text:p text:style-name="P135">Required:</text:p>
          </table:table-cell>
          <table:table-cell table:style-name="Table16.B7" office:value-type="string">
            <text:p text:style-name="P144">Required</text:p>
          </table:table-cell>
        </table:table-row>
        <table:table-row>
          <table:table-cell table:style-name="Table16.A2" office:value-type="string">
            <text:p text:style-name="P135">Default Value:</text:p>
          </table:table-cell>
          <table:table-cell table:style-name="Table16.B7" office:value-type="string">
            <text:p text:style-name="P144">None</text:p>
          </table:table-cell>
        </table:table-row>
        <table:table-row>
          <table:table-cell table:style-name="Table16.A2" office:value-type="string">
            <text:p text:style-name="P151"><text:span text:style-name="T4">Dependents</text:span><text:span text:style-name="T3">:</text:span></text:p>
          </table:table-cell>
          <table:table-cell table:style-name="Table16.B7" office:value-type="string">
            <text:p text:style-name="P115">None</text:p>
          </table:table-cell>
        </table:table-row>
        <table:table-row>
          <table:table-cell table:style-name="Table16.A2" office:value-type="string">
            <text:p text:style-name="P98">Similar Keywords:</text:p>
          </table:table-cell>
          <table:table-cell table:style-name="Table16.B8" office:value-type="string">
            <text:p text:style-name="P144"><text:span text:style-name="T33">force_active::name</text:span></text:p>
            <text:p text:style-name="P144"><text:span text:style-name="T33">force_cross::name</text:span></text:p>
          </table:table-cell>
        </table:table-row>
      </table:table>
      <text:p text:style-name="P200"/>
      <text:p text:style-name="P160">Example:</text:p>
      <text:p text:style-name="P223"><text:span text:style-name="T10">name “</text:span><text:span text:style-name="T51">Crossbody</text:span><text:span text:style-name="T34"> Force 1</text:span><text:span text:style-name="T10">”;</text:span></text:p>
      <text:p text:style-name="P162"><text:span text:style-name="T10"/></text:p>
      <text:h text:style-name="P171" text:outline-level="3"><text:span text:style-name="T35">“derivative” sub-Object</text:span></text:h>
      <text:p text:style-name="P212"><text:span text:style-name="T35">The derivative keyword is actually a sub-object of the force_cross object. <text:s/>Read Section </text:span><text:span text:style-name="T35"><text:bookmark-ref text:reference-format="number-no-superior" text:ref-name="__RefHeading__1176_15825072841">6.2</text:bookmark-ref></text:span><text:span text:style-name="T35"> to learn more about this object.</text:span></text:p>
      <text:h text:style-name="P232" text:outline-level="2"><text:bookmark-start text:name="__RefHeading__1176_15825072841"/><text:span text:style-name="T35">“derivative” Object</text:span><text:bookmark-end text:name="__RefHeading__1176_15825072841"/></text:h>
      <text:p text:style-name="P212"><text:span text:style-name="T39">The derivative object represents a single order of derivative within the force_cross object. <text:s/>All the coefficients are still organized by equation and variable. <text:s/>But the defined coefficients actually depend on the </text:span><text:span text:style-name="T37">derivative</text:span><text:span text:style-name="T39"> of those variables. <text:s/>The exact order of derivative is specified by the order coefficient. <text:s/></text:span></text:p>
      <text:p text:style-name="P212"><text:span text:style-name="T39">You do not need to define complete sets of equations and coefficients for every derivative involved. <text:s/>If a coefficient is not defined for a particular equation and variable, oFreq automatically assumes the coefficient is zero.</text:span></text:p>
      <text:p text:style-name="P181"><text:span text:style-name="T6"><text:sequence-ref text:reference-format="category-and-value" text:ref-name="refTable16">Table 6.2</text:sequence-ref></text:span><text:span text:style-name="T6"> lists the </text:span><text:span text:style-name="T40">object </text:span><text:span text:style-name="T6">details.</text:span></text:p>
      <text:p text:style-name="P177"><text:span text:style-name="T3">Table </text:span><text:sequence text:ref-name="refTable16" text:name="Table" text:formula="ooow:Table+1" style:num-format="1">6.2</text:sequence>: <text:s/>“<text:span text:style-name="T40">derivative</text:span><text:span text:style-name="T7">”</text:span><text:span text:style-name="T3"> Details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8">Scope:</text:p>
          </table:table-cell>
          <table:table-cell table:style-name="Table17.B1" office:value-type="string">
            <text:p text:style-name="P104">force_cross::<text:span text:style-name="T40">derivative</text:span></text:p>
          </table:table-cell>
        </table:table-row>
        <table:table-row>
          <table:table-cell table:style-name="Table17.A2" office:value-type="string">
            <text:p text:style-name="P122">Instances:</text:p>
          </table:table-cell>
          <table:table-cell table:style-name="Table17.B5" office:value-type="string">
            <text:p text:style-name="P128"><text:span text:style-name="T40">Multiple, unlimited. <text:s/>Each instance must be a different order of derivative.</text:span></text:p>
          </table:table-cell>
        </table:table-row>
        <table:table-row>
          <table:table-cell table:style-name="Table17.A2" office:value-type="string">
            <text:p text:style-name="P135">Required:</text:p>
          </table:table-cell>
          <table:table-cell table:style-name="Table17.B5" office:value-type="string">
            <text:p text:style-name="P144"><text:span text:style-name="T40">At least one instance required</text:span></text:p>
          </table:table-cell>
        </table:table-row>
        <table:table-row>
          <table:table-cell table:style-name="Table17.A2" office:value-type="string">
            <text:p text:style-name="P135">Default Value:</text:p>
          </table:table-cell>
          <table:table-cell table:style-name="Table17.B5" office:value-type="string">
            <text:p text:style-name="P144">None</text:p>
          </table:table-cell>
        </table:table-row>
        <table:table-row>
          <table:table-cell table:style-name="Table17.A2" office:value-type="string">
            <text:p text:style-name="P151"><text:span text:style-name="T4">Dependents</text:span><text:span text:style-name="T3">:</text:span></text:p>
          </table:table-cell>
          <table:table-cell table:style-name="Table17.B5" office:value-type="string">
            <text:p text:style-name="P115"><text:span text:style-name="T40">force_cross</text:span></text:p>
          </table:table-cell>
        </table:table-row>
        <table:table-row>
          <table:table-cell table:style-name="Table17.A2" office:value-type="string">
            <text:p text:style-name="P98">Similar <text:span text:style-name="T44">Objects</text:span>:</text:p>
          </table:table-cell>
          <table:table-cell table:style-name="Table17.B6" office:value-type="string">
            <text:p text:style-name="P144"><text:span text:style-name="T40">force_cross::derivative</text:span></text:p>
          </table:table-cell>
        </table:table-row>
      </table:table>
      <text:p text:style-name="P200"><text:span text:style-name="T39"/></text:p>
      <text:h text:style-name="P171" text:outline-level="3"><text:soft-page-break/><text:span text:style-name="T41">“order” Keyword </text:span></text:h>
      <text:p text:style-name="P212"><text:span text:style-name="T41">The order keyword specifies the order of derivative. <text:s/>You can specify any order of derivative from 0 on up, without any limit. <text:s/>Most practical applications will be an order of derivative from 0 to 2. <text:s/></text:span><text:span text:style-name="T6"><text:sequence-ref text:reference-format="category-and-value" text:ref-name="refTable17">Table 6.3</text:sequence-ref></text:span><text:span text:style-name="T6"> lists the keyword details.</text:span></text:p>
      <text:p text:style-name="P177"><text:span text:style-name="T3">Table </text:span><text:sequence text:ref-name="refTable17" text:name="Table" text:formula="ooow:Table+1" style:num-format="1">6.3</text:sequence>: <text:s/>“<text:span text:style-name="T41">order</text:span><text:span text:style-name="T7">”</text:span><text:span text:style-name="T3"> Detail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8">Scope:</text:p>
          </table:table-cell>
          <table:table-cell table:style-name="Table18.B1" office:value-type="string">
            <text:p text:style-name="P104">force_cross::<text:span text:style-name="T41">derivative::order</text:span></text:p>
          </table:table-cell>
        </table:table-row>
        <table:table-row>
          <table:table-cell table:style-name="Table18.A2" office:value-type="string">
            <text:p text:style-name="P98">Format:</text:p>
          </table:table-cell>
          <table:table-cell table:style-name="Table18.B2" office:value-type="string">
            <text:p text:style-name="P109"><text:span text:style-name="T41">Integer input</text:span></text:p>
          </table:table-cell>
        </table:table-row>
        <table:table-row>
          <table:table-cell table:style-name="Table18.A2" office:value-type="string">
            <text:p text:style-name="P98">Valid Range:</text:p>
          </table:table-cell>
          <table:table-cell table:style-name="Table18.B7" office:value-type="string">
            <text:p text:style-name="P115"><text:span text:style-name="T41">greater than 0, inclusive (&gt;= 0).</text:span></text:p>
          </table:table-cell>
        </table:table-row>
        <table:table-row>
          <table:table-cell table:style-name="Table18.A2" office:value-type="string">
            <text:p text:style-name="P122">Instances:</text:p>
          </table:table-cell>
          <table:table-cell table:style-name="Table18.B7" office:value-type="string">
            <text:p text:style-name="P128">1 <text:span text:style-name="T41">per derivative object.</text:span></text:p>
          </table:table-cell>
        </table:table-row>
        <table:table-row>
          <table:table-cell table:style-name="Table18.A2" office:value-type="string">
            <text:p text:style-name="P135">Required:</text:p>
          </table:table-cell>
          <table:table-cell table:style-name="Table18.B7" office:value-type="string">
            <text:p text:style-name="P144">Required</text:p>
          </table:table-cell>
        </table:table-row>
        <table:table-row>
          <table:table-cell table:style-name="Table18.A2" office:value-type="string">
            <text:p text:style-name="P135">Default Value:</text:p>
          </table:table-cell>
          <table:table-cell table:style-name="Table18.B7" office:value-type="string">
            <text:p text:style-name="P144">None</text:p>
          </table:table-cell>
        </table:table-row>
        <table:table-row>
          <table:table-cell table:style-name="Table18.A2" office:value-type="string">
            <text:p text:style-name="P151"><text:span text:style-name="T4">Dependents</text:span><text:span text:style-name="T3">:</text:span></text:p>
          </table:table-cell>
          <table:table-cell table:style-name="Table18.B7" office:value-type="string">
            <text:p text:style-name="P115"><text:span text:style-name="T41">force_cross::derivative</text:span></text:p>
          </table:table-cell>
        </table:table-row>
        <table:table-row>
          <table:table-cell table:style-name="Table18.A2" office:value-type="string">
            <text:p text:style-name="P98">Similar Keywords:</text:p>
          </table:table-cell>
          <table:table-cell table:style-name="Table18.B8" office:value-type="string">
            <text:p text:style-name="P144"><text:span text:style-name="T41">force_cross::derivative::order</text:span></text:p>
          </table:table-cell>
        </table:table-row>
      </table:table>
      <text:p text:style-name="P200"/>
      <text:p text:style-name="P160">Example:</text:p>
      <text:p text:style-name="P225"><text:span text:style-name="T41"><text:s text:c="2"/>derivative {</text:span></text:p>
      <text:p text:style-name="P225"><text:span text:style-name="T41"><text:s text:c="4"/>order 0;</text:span></text:p>
      <text:p text:style-name="P225"><text:span text:style-name="T41"><text:s text:c="4"/>…</text:span></text:p>
      <text:p text:style-name="P225"><text:span text:style-name="T42"><text:s text:c="2"/>}</text:span></text:p>
      <text:p text:style-name="P207"><text:span text:style-name="T10"/></text:p>
      <text:h text:style-name="P171" text:outline-level="3"><text:span text:style-name="T43">“equation” Sub-object</text:span></text:h>
      <text:p text:style-name="P212"><text:span text:style-name="T43">The equation keyword is actually a sub-object of the derivative object. <text:s/>Read Section </text:span><text:span text:style-name="T43"><text:bookmark-ref text:reference-format="number-no-superior" text:ref-name="__RefHeading__1490_15825072841">6.3</text:bookmark-ref></text:span><text:span text:style-name="T43"> to learn more.</text:span></text:p>
      <text:h text:style-name="P232" text:outline-level="2"><text:bookmark-start text:name="__RefHeading__1490_15825072841"/><text:span text:style-name="T43">“equation” object</text:span><text:bookmark-end text:name="__RefHeading__1490_15825072841"/></text:h>
      <text:p text:style-name="P212"><text:span text:style-name="T44">Every derivative is composed of a series of equation. <text:s/>Each equation object represents one of those equations. <text:s/>This references an equation of motion. <text:s/>All the coefficients defined under this object will be applied within the specified equation of motion. <text:s/>The coefficients can still depend on different motion variables though. <text:s/></text:span><text:span text:style-name="T41"><text:s/></text:span><text:span text:style-name="T6"><text:sequence-ref text:reference-format="category-and-value" text:ref-name="refTable18">Table 6.4</text:sequence-ref></text:span><text:span text:style-name="T6"> lists the keyword details.</text:span></text:p>
      <text:p text:style-name="P177"><text:span text:style-name="T3">Table </text:span><text:span text:style-name="T44"><text:sequence text:ref-name="refTable18" text:name="Table" text:formula="ooow:Table+1" style:num-format="1">6.4</text:sequence></text:span><text:span text:style-name="T44">: <text:s/>“</text:span><text:span text:style-name="T45">equation</text:span><text:span text:style-name="T7">”</text:span><text:span text:style-name="T3"> Detail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8">Scope:</text:p>
          </table:table-cell>
          <table:table-cell table:style-name="Table19.B1" office:value-type="string">
            <text:p text:style-name="P88"><text:span text:style-name="T45">force_cross::derivative::equation</text:span></text:p>
          </table:table-cell>
        </table:table-row>
        <table:table-row>
          <table:table-cell table:style-name="Table19.A2" office:value-type="string">
            <text:p text:style-name="P122">Instances:</text:p>
          </table:table-cell>
          <table:table-cell table:style-name="Table19.B5" office:value-type="string">
            <text:p text:style-name="P88">Multiple, up to the number of equations of motion. <text:s/>Equations of motion depend on the motion model used, which is specific to each body object.</text:p>
          </table:table-cell>
        </table:table-row>
        <table:table-row>
          <table:table-cell table:style-name="Table19.A2" office:value-type="string">
            <text:p text:style-name="P135">Required:</text:p>
          </table:table-cell>
          <table:table-cell table:style-name="Table19.B5" office:value-type="string">
            <text:p text:style-name="P88">At least one instance required.</text:p>
          </table:table-cell>
        </table:table-row>
        <table:table-row>
          <table:table-cell table:style-name="Table19.A2" office:value-type="string">
            <text:p text:style-name="P135">Default Value:</text:p>
          </table:table-cell>
          <table:table-cell table:style-name="Table19.B5" office:value-type="string">
            <text:p text:style-name="P144">None</text:p>
          </table:table-cell>
        </table:table-row>
        <table:table-row>
          <table:table-cell table:style-name="Table19.A2" office:value-type="string">
            <text:p text:style-name="P151"><text:span text:style-name="T4">Dependents</text:span><text:span text:style-name="T3">:</text:span></text:p>
          </table:table-cell>
          <table:table-cell table:style-name="Table19.B5" office:value-type="string">
            <text:p text:style-name="P88"><text:span text:style-name="T45">force_cross::derivative</text:span></text:p>
          </table:table-cell>
        </table:table-row>
        <table:table-row>
          <table:table-cell table:style-name="Table19.A2" office:value-type="string">
            <text:p text:style-name="P98">Similar <text:span text:style-name="T45">Objects</text:span>:</text:p>
          </table:table-cell>
          <table:table-cell table:style-name="Table19.B6" office:value-type="string">
            <text:p text:style-name="P88"><text:span text:style-name="T45">force_active::force</text:span></text:p>
          </table:table-cell>
        </table:table-row>
      </table:table>
      <text:p text:style-name="P181"><text:span text:style-name="T35"/></text:p>
      <text:p text:style-name="P212"><text:span text:style-name="T35"/></text:p>
      <text:h text:style-name="P171" text:outline-level="3"><text:soft-page-break/><text:span text:style-name="T35">“</text:span><text:span text:style-name="T46">number” Keyword </text:span></text:h>
      <text:p text:style-name="P212"><text:span text:style-name="T46">The number keyword specifies the number of the equation. <text:s/>This corresponds to the equation of motion on the body that will use this force-react object. <text:s/>The motion model provides an index for each equation </text:span><text:span text:style-name="T52">of</text:span><text:span text:style-name="T46"> motion. </text:span><text:span text:style-name="T47">The number keyword coordinates to specify which equation of motion the equation gets applied to. <text:s/></text:span></text:p>
      <text:p text:style-name="P181"><text:span text:style-name="T6"><text:sequence-ref text:reference-format="category-and-value" text:ref-name="refTable19">Table 6.5</text:sequence-ref></text:span><text:span text:style-name="T6"> lists the keyword details.</text:span></text:p>
      <text:p text:style-name="P177"><text:span text:style-name="T3">Table </text:span><text:sequence text:ref-name="refTable19" text:name="Table" text:formula="ooow:Table+1" style:num-format="1">6.5</text:sequence>: <text:s/>“<text:span text:style-name="T47">number</text:span><text:span text:style-name="T7">”</text:span><text:span text:style-name="T3"> Details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8">Scope:</text:p>
          </table:table-cell>
          <table:table-cell table:style-name="Table20.B1" office:value-type="string">
            <text:p text:style-name="P104">force_cross::<text:span text:style-name="T41">derivative::</text:span><text:span text:style-name="T47">equation::number</text:span></text:p>
          </table:table-cell>
        </table:table-row>
        <table:table-row>
          <table:table-cell table:style-name="Table20.A2" office:value-type="string">
            <text:p text:style-name="P98">Format:</text:p>
          </table:table-cell>
          <table:table-cell table:style-name="Table20.B2" office:value-type="string">
            <text:p text:style-name="P109"><text:span text:style-name="T41">Integer input</text:span></text:p>
          </table:table-cell>
        </table:table-row>
        <table:table-row>
          <table:table-cell table:style-name="Table20.A2" office:value-type="string">
            <text:p text:style-name="P98">Valid Range:</text:p>
          </table:table-cell>
          <table:table-cell table:style-name="Table20.B7" office:value-type="string">
            <text:p text:style-name="P115"><text:span text:style-name="T47">Must correspond to the equation of motion number specified by the motion model on the body that will use this force_cross object.</text:span></text:p>
          </table:table-cell>
        </table:table-row>
        <table:table-row>
          <table:table-cell table:style-name="Table20.A2" office:value-type="string">
            <text:p text:style-name="P122">Instances:</text:p>
          </table:table-cell>
          <table:table-cell table:style-name="Table20.B7" office:value-type="string">
            <text:p text:style-name="P128">1 <text:span text:style-name="T41">per derivative object.</text:span></text:p>
          </table:table-cell>
        </table:table-row>
        <table:table-row>
          <table:table-cell table:style-name="Table20.A2" office:value-type="string">
            <text:p text:style-name="P135">Required:</text:p>
          </table:table-cell>
          <table:table-cell table:style-name="Table20.B7" office:value-type="string">
            <text:p text:style-name="P144">Required</text:p>
          </table:table-cell>
        </table:table-row>
        <table:table-row>
          <table:table-cell table:style-name="Table20.A2" office:value-type="string">
            <text:p text:style-name="P135">Default Value:</text:p>
          </table:table-cell>
          <table:table-cell table:style-name="Table20.B7" office:value-type="string">
            <text:p text:style-name="P144">None</text:p>
          </table:table-cell>
        </table:table-row>
        <table:table-row>
          <table:table-cell table:style-name="Table20.A2" office:value-type="string">
            <text:p text:style-name="P151"><text:span text:style-name="T4">Dependents</text:span><text:span text:style-name="T3">:</text:span></text:p>
          </table:table-cell>
          <table:table-cell table:style-name="Table20.B7" office:value-type="string">
            <text:p text:style-name="P115"><text:span text:style-name="T41">force_cross::derivative::</text:span><text:span text:style-name="T47">equation</text:span></text:p>
          </table:table-cell>
        </table:table-row>
        <table:table-row>
          <table:table-cell table:style-name="Table20.A2" office:value-type="string">
            <text:p text:style-name="P98">Similar Keywords:</text:p>
          </table:table-cell>
          <table:table-cell table:style-name="Table20.B8" office:value-type="string">
            <text:p text:style-name="P104"><text:span text:style-name="T47">force_cross::</text:span><text:span text:style-name="T41">derivative::</text:span><text:span text:style-name="T47">equation::number</text:span></text:p>
          </table:table-cell>
        </table:table-row>
      </table:table>
      <text:p text:style-name="P200"/>
      <text:p text:style-name="P160">Example:</text:p>
      <text:p text:style-name="P225"><text:span text:style-name="T47"><text:s text:c="4"/>equation {</text:span></text:p>
      <text:p text:style-name="P225"><text:span text:style-name="T47"><text:s text:c="6"/>number 1;</text:span></text:p>
      <text:p text:style-name="P225"><text:span text:style-name="T41"><text:s text:c="6"/>…</text:span></text:p>
      <text:p text:style-name="P225"><text:span text:style-name="T42"><text:s text:c="4"/>}</text:span></text:p>
      <text:p text:style-name="P207"><text:span text:style-name="T10"/></text:p>
      <text:h text:style-name="P171" text:outline-level="3"><text:span text:style-name="T35">“</text:span><text:span text:style-name="T48">force” Coefficient</text:span></text:h>
      <text:p text:style-name="P212"><text:span text:style-name="T48">Do not confuse this with the “force” object defined under the force_active object. <text:s/>They are slightly different. <text:s/>This is a keyword and used to define the actual coefficients for each motion variable on a specified equation, in a specified order of derivative. <text:s/>All the placement was already described by the sub-objects that contain this force coefficient. <text:s/>All that remains is to define the actual list of coefficients.</text:span></text:p>
      <text:p text:style-name="P212"><text:span text:style-name="T48">The input is a list of coefficients. <text:s/>Each coefficient is associated with a specific motion variable (actually associated with the derivative of that variable). <text:s/>The coefficients must be real values. <text:s/>They can be any real value. <text:s/>Complex numbers are not permitted while defining the force_cross object. <text:s/>They would have no physical meaning. <text:s/></text:span><text:span text:style-name="T6"><text:sequence-ref text:reference-format="category-and-value" text:ref-name="refTable20">Table 6.6</text:sequence-ref></text:span><text:span text:style-name="T6"> lists the keyword details.</text:span></text:p>
      <text:p text:style-name="P177"><text:soft-page-break/><text:span text:style-name="T3">Table </text:span><text:sequence text:ref-name="refTable20" text:name="Table" text:formula="ooow:Table+1" style:num-format="1">6.6</text:sequence>: <text:s/>“<text:span text:style-name="T49">force</text:span><text:span text:style-name="T7">”</text:span><text:span text:style-name="T3"> Details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8">Scope:</text:p>
          </table:table-cell>
          <table:table-cell table:style-name="Table21.B1" office:value-type="string">
            <text:p text:style-name="P104">force_cross::<text:span text:style-name="T41">derivative::</text:span><text:span text:style-name="T47">equation::</text:span><text:span text:style-name="T49">force</text:span></text:p>
          </table:table-cell>
        </table:table-row>
        <table:table-row>
          <table:table-cell table:style-name="Table21.A2" office:value-type="string">
            <text:p text:style-name="P98">Format:</text:p>
          </table:table-cell>
          <table:table-cell table:style-name="Table21.B2" office:value-type="string">
            <text:p text:style-name="P109"><text:span text:style-name="T49">List of decimal numbers. <text:s/>Numbers can also be specified in scientific notation (5.0E5)</text:span></text:p>
          </table:table-cell>
        </table:table-row>
        <table:table-row>
          <table:table-cell table:style-name="Table21.A2" office:value-type="string">
            <text:p text:style-name="P98">Valid Range:</text:p>
          </table:table-cell>
          <table:table-cell table:style-name="Table21.B7" office:value-type="string">
            <text:p text:style-name="P115"><text:span text:style-name="T47">Must correspond to the equation of motion number specified by the motion model on the body that will use this force_cross object.</text:span></text:p>
          </table:table-cell>
        </table:table-row>
        <table:table-row>
          <table:table-cell table:style-name="Table21.A2" office:value-type="string">
            <text:p text:style-name="P122">Instances:</text:p>
          </table:table-cell>
          <table:table-cell table:style-name="Table21.B7" office:value-type="string">
            <text:p text:style-name="P128">1 <text:span text:style-name="T41">per derivative object.</text:span></text:p>
          </table:table-cell>
        </table:table-row>
        <table:table-row>
          <table:table-cell table:style-name="Table21.A2" office:value-type="string">
            <text:p text:style-name="P135">Required:</text:p>
          </table:table-cell>
          <table:table-cell table:style-name="Table21.B7" office:value-type="string">
            <text:p text:style-name="P144">Required</text:p>
          </table:table-cell>
        </table:table-row>
        <table:table-row>
          <table:table-cell table:style-name="Table21.A2" office:value-type="string">
            <text:p text:style-name="P135">Default Value:</text:p>
          </table:table-cell>
          <table:table-cell table:style-name="Table21.B7" office:value-type="string">
            <text:p text:style-name="P144">None</text:p>
          </table:table-cell>
        </table:table-row>
        <table:table-row>
          <table:table-cell table:style-name="Table21.A2" office:value-type="string">
            <text:p text:style-name="P151"><text:span text:style-name="T4">Dependents</text:span><text:span text:style-name="T3">:</text:span></text:p>
          </table:table-cell>
          <table:table-cell table:style-name="Table21.B7" office:value-type="string">
            <text:p text:style-name="P115"><text:span text:style-name="T41">force_cross::derivative::</text:span><text:span text:style-name="T47">equation</text:span></text:p>
          </table:table-cell>
        </table:table-row>
        <table:table-row>
          <table:table-cell table:style-name="Table21.A2" office:value-type="string">
            <text:p text:style-name="P98">Similar Keywords:</text:p>
          </table:table-cell>
          <table:table-cell table:style-name="Table21.B8" office:value-type="string">
            <text:p text:style-name="P104"><text:span text:style-name="T47">force_cross::</text:span><text:span text:style-name="T41">derivative::</text:span><text:span text:style-name="T47">equation::number</text:span></text:p>
          </table:table-cell>
        </table:table-row>
      </table:table>
      <text:p text:style-name="P200"><text:span text:style-name="T48"/></text:p>
      <text:p text:style-name="P212"><text:span text:style-name="T48">The list of coefficients does not need to be sequential. <text:s/>You can specify only specific indexes in the list, or the entire list without any index prefix.</text:span></text:p>
      <text:p text:style-name="P160"><text:span text:style-name="T48">Example:</text:span></text:p>
      <text:p text:style-name="P225"><text:span text:style-name="T49">force_cross {</text:span></text:p>
      <text:p text:style-name="P225"><text:span text:style-name="T49"><text:s text:c="2"/>//User defined name of user reactive force. <text:s/>Other objects refer to this name</text:span></text:p>
      <text:p text:style-name="P225"><text:span text:style-name="T49"><text:s text:c="2"/>name "reactive force 1";</text:span></text:p>
      <text:p text:style-name="P225"><text:span text:style-name="T49"><text:s text:c="2"/>//Define a derivative, with an equation with user coefficients assigned.</text:span></text:p>
      <text:p text:style-name="P225"><text:span text:style-name="T49"><text:s text:c="2"/>//Each derivative contains an equation followed by coefficients for each</text:span></text:p>
      <text:p text:style-name="P225"><text:span text:style-name="T49"><text:s text:c="2"/>//variable associated with that derivative.</text:span></text:p>
      <text:p text:style-name="P225"><text:span text:style-name="T49"><text:s text:c="2"/>derivative {</text:span></text:p>
      <text:p text:style-name="P225"><text:span text:style-name="T49"><text:s text:c="4"/>order 0;</text:span></text:p>
      <text:p text:style-name="P225"><text:span text:style-name="T49"><text:s text:c="4"/>equation {</text:span></text:p>
      <text:p text:style-name="P225"><text:span text:style-name="T49"><text:s text:c="6"/>number 1;</text:span></text:p>
      <text:p text:style-name="P225"><text:span text:style-name="T49"><text:s text:c="6"/></text:span><text:span text:style-name="T27">force (</text:span></text:p>
      <text:p text:style-name="P220"><text:span text:style-name="T49"><text:s text:c="6"/>/*C_x1 = */ 1.00</text:span></text:p>
      <text:p text:style-name="P220"><text:span text:style-name="T49"><text:s text:c="6"/>/*C_x2 = */ 0.00</text:span></text:p>
      <text:p text:style-name="P220"><text:span text:style-name="T49"><text:s text:c="6"/>/*C_x6 = */ 6:1.20</text:span></text:p>
      <text:p text:style-name="P220"><text:span text:style-name="T49"><text:s text:c="6"/>);</text:span></text:p>
      <text:p text:style-name="P225"><text:span text:style-name="T49"><text:s text:c="4"/>}</text:span></text:p>
      <text:p text:style-name="P187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Arial" svg:font-family="Arial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1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20_forces.odt</text:file-name></text:span><text:tab/> <text:a xlink:type="simple" xlink:href="http://www.dmsonline.us/"><text:span text:style-name="MT1">www.dmsonline.us</text:span></text:a><text:tab/>Page <text:page-number text:select-page="current">1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2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4T18:50:12</meta:creation-date>
    <meta:editing-cycles>37</meta:editing-cycles>
    <meta:editing-duration>PT2H12M26S</meta:editing-duration>
    <dc:description>Documentation for inputs contained in the forces.in input file.</dc:description>
    <dc:subject>C04-0020.0020</dc:subject>
    <dc:title>Forces.in Input File</dc:title>
    <dc:date>2014-04-26T14:19:17</dc:date>
    <meta:document-statistic meta:table-count="21" meta:image-count="0" meta:object-count="0" meta:page-count="17" meta:paragraph-count="550" meta:word-count="4447" meta:character-count="28882" meta:non-whitespace-character-count="24521"/>
    <meta:user-defined meta:name="Info 1"/>
    <meta:user-defined meta:name="Info 2"/>
    <meta:user-defined meta:name="Info 3"/>
    <meta:user-defined meta:name="Info 4"/>
  </office:meta>
</office:document-meta>
</file>